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Bahnschrift" svg:font-family="Bahnschrift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7" style:family="table-column">
      <style:table-column-properties style:column-width="7.5527in" style:use-optimal-column-width="false"/>
    </style:style>
    <style:style style:name="Table6" style:family="table">
      <style:table-properties style:width="7.5527in" fo:margin-left="-0.402in" table:align="left"/>
    </style:style>
    <style:style style:name="TableRow8" style:family="table-row">
      <style:table-row-properties style:min-row-height="0.3958in" style:use-optimal-row-height="false"/>
    </style:style>
    <style:style style:name="TableCell9" style:family="table-cell">
      <style:table-cell-properties fo:border="none" fo:background-color="#FFE5A6" style:writing-mode="lr-tb" fo:padding-top="0.0194in" fo:padding-left="0.0194in" fo:padding-bottom="0.0194in" fo:padding-right="0.0194in"/>
    </style:style>
    <style:style style:name="P10" style:parent-style-name="Textbody" style:family="paragraph">
      <style:paragraph-properties fo:margin-bottom="0in" fo:line-height="120%"/>
    </style:style>
    <style:style style:name="T11" style:parent-style-name="Fonteparág.padrão" style:family="text">
      <style:text-properties style:font-name="Bahnschrift" fo:font-weight="bold" style:font-weight-asian="bold" fo:color="#000000"/>
    </style:style>
    <style:style style:name="T12" style:parent-style-name="Fonteparág.padrão" style:family="text">
      <style:text-properties style:font-name="Bahnschrift" fo:color="#000000"/>
    </style:style>
    <style:style style:name="P13" style:parent-style-name="Textbody" style:family="paragraph">
      <style:paragraph-properties fo:text-align="center" fo:margin-bottom="0in" fo:line-height="120%"/>
    </style:style>
    <style:style style:name="T14" style:parent-style-name="Fonteparág.padrão" style:family="text">
      <style:text-properties style:font-name="Bahnschrift" fo:color="#000000"/>
    </style:style>
    <style:style style:name="P15" style:parent-style-name="Normal" style:family="paragraph">
      <style:text-properties text:display="none"/>
    </style:style>
    <style:style style:name="TableColumn17" style:family="table-column">
      <style:table-column-properties style:column-width="3.7604in" style:use-optimal-column-width="false"/>
    </style:style>
    <style:style style:name="TableColumn18" style:family="table-column">
      <style:table-column-properties style:column-width="3.8333in" style:use-optimal-column-width="false"/>
    </style:style>
    <style:style style:name="Table16" style:family="table">
      <style:table-properties style:width="7.5937in" fo:margin-left="-0.4125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none" style:writing-mode="lr-tb" fo:padding-top="0.0381in" fo:padding-left="0.0381in" fo:padding-bottom="0.0381in" fo:padding-right="0.0381in"/>
    </style:style>
    <style:style style:name="TableColumn22" style:family="table-column">
      <style:table-column-properties style:column-width="3.7118in"/>
    </style:style>
    <style:style style:name="Table21" style:family="table">
      <style:table-properties style:width="3.7118in" fo:margin-left="0in" table:align="left"/>
    </style:style>
    <style:style style:name="TableRow23" style:family="table-row">
      <style:table-row-properties/>
    </style:style>
    <style:style style:name="TableCell24" style:family="table-cell">
      <style:table-cell-properties fo:border="none" fo:background-color="#FDE9A9" style:writing-mode="lr-tb" fo:padding-top="0.0194in" fo:padding-left="0.0194in" fo:padding-bottom="0.0194in" fo:padding-right="0.0194in"/>
    </style:style>
    <style:style style:name="P25" style:parent-style-name="Textbody" style:family="paragraph">
      <style:paragraph-properties fo:widows="0" fo:orphans="0" fo:margin-bottom="0in" fo:line-height="120%"/>
      <style:text-properties style:font-name="Bahnschrift" fo:font-weight="bold" style:font-weight-asian="bold" fo:color="#000000"/>
    </style:style>
    <style:style style:name="P26" style:parent-style-name="Textbody" style:family="paragraph">
      <style:paragraph-properties fo:widows="0" fo:orphans="0" fo:margin-bottom="0in" fo:line-height="120%"/>
      <style:text-properties style:font-name="Bahnschrift" fo:color="#000000"/>
    </style:style>
    <style:style style:name="TableCell27" style:family="table-cell">
      <style:table-cell-properties fo:border="none" style:writing-mode="lr-tb" fo:padding-top="0.0381in" fo:padding-left="0.0381in" fo:padding-bottom="0.0381in" fo:padding-right="0.0381in"/>
    </style:style>
    <style:style style:name="TableColumn29" style:family="table-column">
      <style:table-column-properties style:column-width="3.7173in"/>
    </style:style>
    <style:style style:name="Table28" style:family="table">
      <style:table-properties style:width="3.7173in" fo:margin-left="0in" table:align="left"/>
    </style:style>
    <style:style style:name="TableRow30" style:family="table-row">
      <style:table-row-properties/>
    </style:style>
    <style:style style:name="TableCell31" style:family="table-cell">
      <style:table-cell-properties fo:border="none" fo:background-color="#FDE9A9" style:writing-mode="lr-tb" fo:padding-top="0.0194in" fo:padding-left="0.0194in" fo:padding-bottom="0.0194in" fo:padding-right="0.0194in"/>
    </style:style>
    <style:style style:name="P32" style:parent-style-name="Textbody" style:family="paragraph">
      <style:paragraph-properties fo:widows="0" fo:orphans="0" fo:margin-bottom="0in" fo:line-height="120%"/>
      <style:text-properties style:font-name="Bahnschrift" fo:font-weight="bold" style:font-weight-asian="bold" fo:color="#000000"/>
    </style:style>
    <style:style style:name="P33" style:parent-style-name="Textbody" style:family="paragraph">
      <style:paragraph-properties fo:widows="0" fo:orphans="0" fo:margin-bottom="0in" fo:line-height="120%"/>
      <style:text-properties style:font-name="Bahnschrift" fo:color="#000000"/>
    </style:style>
    <style:style style:name="P34" style:parent-style-name="Normal" style:family="paragraph">
      <style:text-properties text:display="none"/>
    </style:style>
    <style:style style:name="TableColumn36" style:family="table-column">
      <style:table-column-properties style:column-width="3.7604in" style:use-optimal-column-width="false"/>
    </style:style>
    <style:style style:name="TableColumn37" style:family="table-column">
      <style:table-column-properties style:column-width="3.8333in" style:use-optimal-column-width="false"/>
    </style:style>
    <style:style style:name="Table35" style:family="table">
      <style:table-properties style:width="7.5937in" fo:margin-left="-0.4125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TableColumn41" style:family="table-column">
      <style:table-column-properties style:column-width="3.7118in"/>
    </style:style>
    <style:style style:name="Table40" style:family="table">
      <style:table-properties style:width="3.7118in" fo:margin-left="0in" table:align="left"/>
    </style:style>
    <style:style style:name="TableRow42" style:family="table-row">
      <style:table-row-properties style:min-row-height="0.177in"/>
    </style:style>
    <style:style style:name="TableCell43" style:family="table-cell">
      <style:table-cell-properties fo:border="none" fo:background-color="#FDE9A9" style:writing-mode="lr-tb" fo:padding-top="0.0194in" fo:padding-left="0.0194in" fo:padding-bottom="0.0194in" fo:padding-right="0.0194in"/>
    </style:style>
    <style:style style:name="P44" style:parent-style-name="Textbody" style:family="paragraph">
      <style:paragraph-properties fo:widows="0" fo:orphans="0" fo:margin-bottom="0in" fo:line-height="120%"/>
      <style:text-properties style:font-name="Bahnschrift" fo:font-weight="bold" style:font-weight-asian="bold" fo:color="#000000"/>
    </style:style>
    <style:style style:name="P45" style:parent-style-name="Textbody" style:family="paragraph">
      <style:paragraph-properties fo:widows="0" fo:orphans="0" fo:margin-bottom="0in" fo:line-height="120%"/>
      <style:text-properties style:font-name="Bahnschrift" fo:color="#000000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TableColumn48" style:family="table-column">
      <style:table-column-properties style:column-width="3.7173in"/>
    </style:style>
    <style:style style:name="Table47" style:family="table">
      <style:table-properties style:width="3.7173in" fo:margin-left="0in" table:align="left"/>
    </style:style>
    <style:style style:name="TableRow49" style:family="table-row">
      <style:table-row-properties/>
    </style:style>
    <style:style style:name="TableCell50" style:family="table-cell">
      <style:table-cell-properties fo:border="none" fo:background-color="#FDE9A9" style:writing-mode="lr-tb" fo:padding-top="0.0194in" fo:padding-left="0.0194in" fo:padding-bottom="0.0194in" fo:padding-right="0.0194in"/>
    </style:style>
    <style:style style:name="P51" style:parent-style-name="Textbody" style:family="paragraph">
      <style:paragraph-properties fo:widows="0" fo:orphans="0" fo:margin-bottom="0in" fo:line-height="120%"/>
      <style:text-properties style:font-name="Bahnschrift" fo:font-weight="bold" style:font-weight-asian="bold" fo:color="#000000"/>
    </style:style>
    <style:style style:name="P52" style:parent-style-name="Textbody" style:family="paragraph">
      <style:paragraph-properties fo:widows="0" fo:orphans="0" fo:margin-bottom="0in" fo:line-height="120%"/>
      <style:text-properties style:font-name="Bahnschrift" fo:color="#000000"/>
    </style:style>
    <style:style style:name="P53" style:parent-style-name="Normal" style:family="paragraph">
      <style:text-properties text:display="none"/>
    </style:style>
    <style:style style:name="TableColumn55" style:family="table-column">
      <style:table-column-properties style:column-width="2.6562in" style:use-optimal-column-width="false"/>
    </style:style>
    <style:style style:name="TableColumn56" style:family="table-column">
      <style:table-column-properties style:column-width="2.2291in" style:use-optimal-column-width="false"/>
    </style:style>
    <style:style style:name="TableColumn57" style:family="table-column">
      <style:table-column-properties style:column-width="2.7187in" style:use-optimal-column-width="false"/>
    </style:style>
    <style:style style:name="Table54" style:family="table">
      <style:table-properties style:width="7.6041in" fo:margin-left="-0.4229in" table:align="left"/>
    </style:style>
    <style:style style:name="TableRow58" style:family="table-row">
      <style:table-row-properties style:min-row-height="0.3958in"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TableColumn61" style:family="table-column">
      <style:table-column-properties style:column-width="2.5402in"/>
    </style:style>
    <style:style style:name="Table60" style:family="table">
      <style:table-properties style:width="2.5402in" fo:margin-left="0in" table:align="left"/>
    </style:style>
    <style:style style:name="TableRow62" style:family="table-row">
      <style:table-row-properties/>
    </style:style>
    <style:style style:name="TableCell63" style:family="table-cell">
      <style:table-cell-properties fo:border="none" fo:background-color="#FDE9A9" style:writing-mode="lr-tb" fo:padding-top="0.0194in" fo:padding-left="0.0194in" fo:padding-bottom="0.0194in" fo:padding-right="0.0194in"/>
    </style:style>
    <style:style style:name="P64" style:parent-style-name="Textbody" style:family="paragraph">
      <style:paragraph-properties fo:widows="0" fo:orphans="0" fo:margin-bottom="0in" fo:line-height="120%"/>
      <style:text-properties style:font-name="Bahnschrift" fo:font-weight="bold" style:font-weight-asian="bold" fo:color="#000000"/>
    </style:style>
    <style:style style:name="P65" style:parent-style-name="Textbody" style:family="paragraph">
      <style:paragraph-properties fo:widows="0" fo:orphans="0" fo:margin-bottom="0in" fo:line-height="120%"/>
      <style:text-properties style:font-name="Bahnschrift" fo:color="#000000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TableColumn68" style:family="table-column">
      <style:table-column-properties style:column-width="2.1131in"/>
    </style:style>
    <style:style style:name="Table67" style:family="table">
      <style:table-properties style:width="2.1131in" fo:margin-left="0in" table:align="left"/>
    </style:style>
    <style:style style:name="TableRow69" style:family="table-row">
      <style:table-row-properties style:min-row-height="0.2395in"/>
    </style:style>
    <style:style style:name="TableCell70" style:family="table-cell">
      <style:table-cell-properties fo:border="none" fo:background-color="#FDE9A9" style:writing-mode="lr-tb" fo:padding-top="0.0194in" fo:padding-left="0.0194in" fo:padding-bottom="0.0194in" fo:padding-right="0.0194in"/>
    </style:style>
    <style:style style:name="P71" style:parent-style-name="Textbody" style:family="paragraph">
      <style:paragraph-properties fo:widows="0" fo:orphans="0" fo:margin-bottom="0in" fo:line-height="120%"/>
      <style:text-properties style:font-name="Bahnschrift" fo:font-weight="bold" style:font-weight-asian="bold" fo:color="#000000"/>
    </style:style>
    <style:style style:name="P72" style:parent-style-name="Textbody" style:family="paragraph">
      <style:paragraph-properties fo:widows="0" fo:orphans="0" fo:text-align="center" fo:margin-bottom="0in" fo:line-height="120%"/>
      <style:text-properties style:font-name="Bahnschrift" fo:color="#000000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TableColumn75" style:family="table-column">
      <style:table-column-properties style:column-width="2.6027in"/>
    </style:style>
    <style:style style:name="Table74" style:family="table">
      <style:table-properties style:width="2.6027in" fo:margin-left="0in" table:align="left"/>
    </style:style>
    <style:style style:name="TableRow76" style:family="table-row">
      <style:table-row-properties/>
    </style:style>
    <style:style style:name="TableCell77" style:family="table-cell">
      <style:table-cell-properties fo:border="none" fo:background-color="#FDE9A9" style:writing-mode="lr-tb" fo:padding-top="0.0194in" fo:padding-left="0.0194in" fo:padding-bottom="0.0194in" fo:padding-right="0.0194in"/>
    </style:style>
    <style:style style:name="P78" style:parent-style-name="Textbody" style:family="paragraph">
      <style:paragraph-properties fo:widows="0" fo:orphans="0" fo:margin-bottom="0in" fo:line-height="120%"/>
      <style:text-properties style:font-name="Bahnschrift" fo:font-weight="bold" style:font-weight-asian="bold" fo:color="#000000"/>
    </style:style>
    <style:style style:name="P79" style:parent-style-name="Textbody" style:family="paragraph">
      <style:paragraph-properties fo:widows="0" fo:orphans="0" fo:text-align="center" fo:margin-bottom="0in" fo:line-height="120%"/>
      <style:text-properties style:font-name="Bahnschrift" fo:color="#000000"/>
    </style:style>
    <style:style style:name="P80" style:parent-style-name="Normal" style:family="paragraph">
      <style:text-properties text:display="none"/>
    </style:style>
    <style:style style:name="TableColumn82" style:family="table-column">
      <style:table-column-properties style:column-width="7.5604in" style:use-optimal-column-width="false"/>
    </style:style>
    <style:style style:name="Table81" style:family="table">
      <style:table-properties style:width="7.5604in" fo:margin-left="-0.4125in" table:align="lef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none" fo:background-color="#FDE9A9" style:writing-mode="lr-tb" fo:padding-top="0.0194in" fo:padding-left="0.0194in" fo:padding-bottom="0.0194in" fo:padding-right="0.0194in"/>
    </style:style>
    <style:style style:name="P85" style:parent-style-name="Textbody" style:family="paragraph">
      <style:paragraph-properties fo:widows="0" fo:orphans="0" fo:margin-bottom="0in" fo:line-height="120%"/>
      <style:text-properties style:font-name="Bahnschrift" fo:font-weight="bold" style:font-weight-asian="bold" fo:color="#000000"/>
    </style:style>
    <style:style style:name="P86" style:parent-style-name="Textbody" style:family="paragraph">
      <style:paragraph-properties fo:widows="0" fo:orphans="0" fo:margin-bottom="0in" fo:line-height="120%"/>
      <style:text-properties style:font-name="Bahnschrift" fo:color="#000000"/>
    </style:style>
    <style:style style:name="P87" style:parent-style-name="Textbody" style:family="paragraph">
      <style:paragraph-properties fo:widows="0" fo:orphans="0" fo:margin-bottom="0in" fo:line-height="120%"/>
      <style:text-properties style:font-name="Bahnschrift" fo:color="#000000"/>
    </style:style>
    <style:style style:name="TableColumn89" style:family="table-column">
      <style:table-column-properties style:column-width="7.5604in" style:use-optimal-column-width="false"/>
    </style:style>
    <style:style style:name="Table88" style:family="table">
      <style:table-properties style:width="7.5604in" fo:margin-left="-0.4125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none" fo:background-color="#FD0000" style:writing-mode="lr-tb" fo:padding-top="0.0194in" fo:padding-left="0.0194in" fo:padding-bottom="0.0194in" fo:padding-right="0.0194in"/>
    </style:style>
    <style:style style:name="P92" style:parent-style-name="Textbody" style:family="paragraph">
      <style:paragraph-properties fo:widows="0" fo:orphans="0" fo:text-align="center" fo:margin-bottom="0in" fo:line-height="120%"/>
      <style:text-properties style:font-name="Bahnschrift" fo:font-weight="bold" style:font-weight-asian="bold" style:font-weight-complex="bold" fo:color="#FFFFFF" fo:font-size="18pt" style:font-size-asian="18pt" style:font-size-complex="18pt"/>
    </style:style>
    <style:style style:name="P93" style:parent-style-name="Normal" style:family="paragraph">
      <style:text-properties text:display="none"/>
    </style:style>
    <style:style style:name="TableColumn95" style:family="table-column">
      <style:table-column-properties style:column-width="7.5604in" style:use-optimal-column-width="false"/>
    </style:style>
    <style:style style:name="Table94" style:family="table">
      <style:table-properties style:width="7.5604in" fo:margin-left="-0.4125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none" style:writing-mode="lr-tb" fo:padding-top="0.0194in" fo:padding-left="0.0194in" fo:padding-bottom="0.0194in" fo:padding-right="0.0194in"/>
    </style:style>
    <style:style style:name="P98" style:parent-style-name="Textbody" style:family="paragraph">
      <style:paragraph-properties fo:widows="0" fo:orphans="0" fo:text-align="justify" fo:margin-bottom="0in" fo:line-height="120%"/>
    </style:style>
    <style:style style:name="T99" style:parent-style-name="Fonteparág.padrão" style:family="text">
      <style:text-properties style:font-name="Bahnschrift" fo:color="#000000"/>
    </style:style>
    <style:style style:name="T100" style:parent-style-name="Fonteparág.padrão" style:family="text">
      <style:text-properties style:font-name="Bahnschrift" fo:color="#000000"/>
    </style:style>
    <style:style style:name="T101" style:parent-style-name="Fonteparág.padrão" style:family="text">
      <style:text-properties style:font-name="Bahnschrift" fo:color="#000000"/>
    </style:style>
    <style:style style:name="T102" style:parent-style-name="Fonteparág.padrão" style:family="text">
      <style:text-properties style:font-name="Bahnschrift" fo:color="#000000"/>
    </style:style>
    <style:style style:name="T103" style:parent-style-name="Fonteparág.padrão" style:family="text">
      <style:text-properties style:font-name="Bahnschrift" fo:color="#000000"/>
    </style:style>
    <style:style style:name="T104" style:parent-style-name="Fonteparág.padrão" style:family="text">
      <style:text-properties style:font-name="Bahnschrift" fo:color="#000000"/>
    </style:style>
    <style:style style:name="T105" style:parent-style-name="Fonteparág.padrão" style:family="text">
      <style:text-properties style:font-name="Bahnschrift" fo:color="#000000"/>
    </style:style>
    <style:style style:name="T106" style:parent-style-name="Fonteparág.padrão" style:family="text">
      <style:text-properties style:font-name="Bahnschrift" fo:color="#000000"/>
    </style:style>
    <style:style style:name="TableColumn108" style:family="table-column">
      <style:table-column-properties style:column-width="7.5604in" style:use-optimal-column-width="false"/>
    </style:style>
    <style:style style:name="Table107" style:family="table">
      <style:table-properties style:width="7.5604in" fo:margin-left="-0.4125in" table:align="lef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none" fo:background-color="#FD0000" style:writing-mode="lr-tb" fo:padding-top="0.0194in" fo:padding-left="0.0194in" fo:padding-bottom="0.0194in" fo:padding-right="0.0194in"/>
    </style:style>
    <style:style style:name="P111" style:parent-style-name="Textbody" style:family="paragraph">
      <style:paragraph-properties fo:widows="0" fo:orphans="0" fo:text-align="center" fo:margin-bottom="0in" fo:line-height="120%"/>
      <style:text-properties style:font-name="Bahnschrift" fo:font-weight="bold" style:font-weight-asian="bold" fo:color="#FFFFFF" fo:font-size="18pt" style:font-size-asian="18pt" style:font-size-complex="18pt"/>
    </style:style>
    <style:style style:name="P112" style:parent-style-name="Normal" style:family="paragraph">
      <style:text-properties text:display="none"/>
    </style:style>
    <style:style style:name="TableColumn114" style:family="table-column">
      <style:table-column-properties style:column-width="0.5756in" style:use-optimal-column-width="false"/>
    </style:style>
    <style:style style:name="TableColumn115" style:family="table-column">
      <style:table-column-properties style:column-width="4.9319in" style:use-optimal-column-width="false"/>
    </style:style>
    <style:style style:name="TableColumn116" style:family="table-column">
      <style:table-column-properties style:column-width="2.0527in" style:use-optimal-column-width="false"/>
    </style:style>
    <style:style style:name="Table113" style:family="table">
      <style:table-properties style:width="7.5604in" fo:margin-left="-0.4125in" table:align="left"/>
    </style:style>
    <style:style style:name="TableRow117" style:family="table-row">
      <style:table-row-properties style:min-row-height="0.1979in" style:use-optimal-row-height="false"/>
    </style:style>
    <style:style style:name="TableCell118" style:family="table-cell">
      <style:table-cell-properties fo:border-top="0.0069in solid #000000" fo:border-left="0.0069in solid #000000" fo:border-bottom="none" fo:border-right="none" style:writing-mode="lr-tb" fo:padding-top="0.0194in" fo:padding-left="0.0194in" fo:padding-bottom="0.0194in" fo:padding-right="0.0194in"/>
    </style:style>
    <style:style style:name="P119" style:parent-style-name="Textbody" style:family="paragraph">
      <style:paragraph-properties fo:widows="0" fo:orphans="0" fo:text-align="center" fo:margin-bottom="0in" fo:line-height="120%"/>
      <style:text-properties style:font-name="Bahnschrift" fo:font-weight="bold" style:font-weight-asian="bold" fo:color="#000000"/>
    </style:style>
    <style:style style:name="TableCell120" style:family="table-cell">
      <style:table-cell-properties fo:border-top="0.0069in solid #000000" fo:border-left="0.0069in solid #000000" fo:border-bottom="none" fo:border-right="none" style:writing-mode="lr-tb" fo:padding-top="0.0194in" fo:padding-left="0.0194in" fo:padding-bottom="0.0194in" fo:padding-right="0.0194in"/>
    </style:style>
    <style:style style:name="P121" style:parent-style-name="Textbody" style:family="paragraph">
      <style:paragraph-properties fo:widows="0" fo:orphans="0" fo:text-align="center" fo:margin-bottom="0in" fo:line-height="120%"/>
      <style:text-properties style:font-name="Bahnschrift" fo:font-weight="bold" style:font-weight-asian="bold" fo:color="#000000"/>
    </style:style>
    <style:style style:name="TableCell122" style:family="table-cell">
      <style:table-cell-properties fo:border-top="0.0069in solid #000000" fo:border-left="0.0069in solid #000000" fo:border-bottom="none" fo:border-right="0.0069in solid #000000" style:writing-mode="lr-tb" fo:padding-top="0.0194in" fo:padding-left="0.0194in" fo:padding-bottom="0.0194in" fo:padding-right="0.0194in"/>
    </style:style>
    <style:style style:name="P123" style:parent-style-name="Standard" style:family="paragraph">
      <style:paragraph-properties fo:widows="0" fo:orphans="0" fo:text-align="center" fo:line-height="120%"/>
    </style:style>
    <style:style style:name="T124" style:parent-style-name="Fonteparág.padrão" style:family="text">
      <style:text-properties style:font-name="Bahnschrift" fo:font-weight="bold" style:font-weight-asian="bold" fo:color="#000000"/>
    </style:style>
    <style:style style:name="TableRow125" style:family="table-row">
      <style:table-row-properties style:min-row-height="0.6847in" style:use-optimal-row-height="false"/>
    </style:style>
    <style:style style:name="TableCell126" style:family="table-cell">
      <style:table-cell-properties fo:border-top="none" fo:border-left="0.0069in solid #000000" fo:border-bottom="none" fo:border-right="none" style:writing-mode="lr-tb" fo:padding-top="0.0194in" fo:padding-left="0.0194in" fo:padding-bottom="0.0194in" fo:padding-right="0.0194in"/>
    </style:style>
    <style:style style:name="P127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P128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P129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P130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TableCell131" style:family="table-cell">
      <style:table-cell-properties fo:border-top="none" fo:border-left="0.0069in solid #000000" fo:border-bottom="none" fo:border-right="none" style:writing-mode="lr-tb" fo:padding-top="0.0194in" fo:padding-left="0.0194in" fo:padding-bottom="0.0194in" fo:padding-right="0.0194in"/>
    </style:style>
    <style:style style:name="P132" style:parent-style-name="Standard" style:family="paragraph">
      <style:paragraph-properties fo:widows="0" fo:orphans="0" fo:line-height="120%"/>
    </style:style>
    <style:style style:name="T133" style:parent-style-name="Fonteparág.padrão" style:family="text">
      <style:text-properties style:font-name="Bahnschrift" fo:color="#000000"/>
    </style:style>
    <style:style style:name="P134" style:parent-style-name="Standard" style:family="paragraph">
      <style:paragraph-properties fo:widows="0" fo:orphans="0" fo:line-height="120%"/>
      <style:text-properties style:font-name="Bahnschrift" fo:font-style="italic" style:font-style-asian="italic" style:font-style-complex="italic" fo:color="#000000"/>
    </style:style>
    <style:style style:name="P135" style:parent-style-name="Standard" style:family="paragraph">
      <style:paragraph-properties fo:widows="0" fo:orphans="0" fo:line-height="120%"/>
    </style:style>
    <style:style style:name="T136" style:parent-style-name="Fonteparág.padrão" style:family="text">
      <style:text-properties style:font-name="Bahnschrift" fo:color="#000000"/>
    </style:style>
    <style:style style:name="TableCell137" style:family="table-cell">
      <style:table-cell-properties fo:border-top="none" fo:border-left="0.0069in solid #000000" fo:border-bottom="none" fo:border-right="0.0069in solid #000000" style:writing-mode="lr-tb" fo:padding-top="0.0194in" fo:padding-left="0.0194in" fo:padding-bottom="0.0194in" fo:padding-right="0.0194in"/>
    </style:style>
    <style:style style:name="P138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P139" style:parent-style-name="Standard" style:family="paragraph">
      <style:paragraph-properties fo:widows="0" fo:orphans="0" fo:text-align="center" fo:line-height="120%"/>
      <style:text-properties style:font-name="Bahnschrift" fo:font-style="italic" style:font-style-asian="italic" style:font-style-complex="italic" fo:color="#000000"/>
    </style:style>
    <style:style style:name="P140" style:parent-style-name="Standard" style:family="paragraph">
      <style:paragraph-properties fo:widows="0" fo:orphans="0" fo:text-align="center" fo:line-height="120%"/>
      <style:text-properties style:font-name="Bahnschrift" fo:font-style="italic" style:font-style-asian="italic" style:font-style-complex="italic" fo:color="#000000"/>
    </style:style>
    <style:style style:name="P141" style:parent-style-name="Standard" style:family="paragraph">
      <style:paragraph-properties fo:widows="0" fo:orphans="0" fo:text-align="center" fo:line-height="120%"/>
    </style:style>
    <style:style style:name="T142" style:parent-style-name="Fonteparág.padrão" style:family="text">
      <style:text-properties style:font-name="Bahnschrift" fo:color="#000000"/>
    </style:style>
    <style:style style:name="TableRow143" style:family="table-row">
      <style:table-row-properties style:min-row-height="0.1979in" style:use-optimal-row-height="false"/>
    </style:style>
    <style:style style:name="TableCell144" style:family="table-cell">
      <style:table-cell-properties fo:border-top="none" fo:border-left="0.0069in solid #000000" fo:border-bottom="none" fo:border-right="none" style:writing-mode="lr-tb" fo:padding-top="0.0194in" fo:padding-left="0.0194in" fo:padding-bottom="0.0194in" fo:padding-right="0.0194in"/>
    </style:style>
    <style:style style:name="P145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TableCell146" style:family="table-cell">
      <style:table-cell-properties fo:border-top="none" fo:border-left="0.0069in solid #000000" fo:border-bottom="none" fo:border-right="none" style:writing-mode="lr-tb" fo:padding-top="0.0194in" fo:padding-left="0.0194in" fo:padding-bottom="0.0194in" fo:padding-right="0.0194in"/>
    </style:style>
    <style:style style:name="P147" style:parent-style-name="Textbody" style:family="paragraph">
      <style:paragraph-properties fo:widows="0" fo:orphans="0" fo:margin-bottom="0in" fo:line-height="120%"/>
      <style:text-properties style:font-name="Bahnschrift" fo:font-weight="bold" style:font-weight-asian="bold" fo:color="#000000"/>
    </style:style>
    <style:style style:name="TableCell148" style:family="table-cell">
      <style:table-cell-properties fo:border-top="none" fo:border-left="0.0069in solid #000000" fo:border-bottom="none" fo:border-right="0.0069in solid #000000" style:writing-mode="lr-tb" fo:padding-top="0.0194in" fo:padding-left="0.0194in" fo:padding-bottom="0.0194in" fo:padding-right="0.0194in"/>
    </style:style>
    <style:style style:name="P149" style:parent-style-name="Standard" style:family="paragraph">
      <style:paragraph-properties fo:widows="0" fo:orphans="0" fo:line-height="120%"/>
      <style:text-properties style:font-name="Bahnschrift" fo:color="#000000"/>
    </style:style>
    <style:style style:name="TableRow150" style:family="table-row">
      <style:table-row-properties style:min-row-height="0.1979in" style:use-optimal-row-height="false"/>
    </style:style>
    <style:style style:name="TableCell151" style:family="table-cell">
      <style:table-cell-properties fo:border-top="none" fo:border-left="0.0069in solid #000000" fo:border-bottom="none" fo:border-right="none" style:writing-mode="lr-tb" fo:padding-top="0.0194in" fo:padding-left="0.0194in" fo:padding-bottom="0.0194in" fo:padding-right="0.0194in"/>
    </style:style>
    <style:style style:name="P152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TableCell153" style:family="table-cell">
      <style:table-cell-properties fo:border-top="none" fo:border-left="0.0069in solid #000000" fo:border-bottom="none" fo:border-right="none" style:writing-mode="lr-tb" fo:padding-top="0.0194in" fo:padding-left="0.0194in" fo:padding-bottom="0.0194in" fo:padding-right="0.0194in"/>
    </style:style>
    <style:style style:name="P154" style:parent-style-name="Textbody" style:family="paragraph">
      <style:paragraph-properties fo:widows="0" fo:orphans="0" fo:margin-bottom="0in" fo:line-height="120%"/>
      <style:text-properties style:font-name="Bahnschrift" fo:color="#000000"/>
    </style:style>
    <style:style style:name="TableCell155" style:family="table-cell">
      <style:table-cell-properties fo:border-top="none" fo:border-left="0.0069in solid #000000" fo:border-bottom="none" fo:border-right="0.0069in solid #000000" style:writing-mode="lr-tb" fo:padding-top="0.0194in" fo:padding-left="0.0194in" fo:padding-bottom="0.0194in" fo:padding-right="0.0194in"/>
    </style:style>
    <style:style style:name="P156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TableRow157" style:family="table-row">
      <style:table-row-properties style:min-row-height="0.1979in" style:use-optimal-row-height="false"/>
    </style:style>
    <style:style style:name="TableCell158" style:family="table-cell">
      <style:table-cell-properties fo:border-top="none" fo:border-left="0.0069in solid #000000" fo:border-bottom="none" fo:border-right="none" style:writing-mode="lr-tb" fo:padding-top="0.0194in" fo:padding-left="0.0194in" fo:padding-bottom="0.0194in" fo:padding-right="0.0194in"/>
    </style:style>
    <style:style style:name="P159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TableCell160" style:family="table-cell">
      <style:table-cell-properties fo:border-top="none" fo:border-left="0.0069in solid #000000" fo:border-bottom="none" fo:border-right="none" style:writing-mode="lr-tb" fo:padding-top="0.0194in" fo:padding-left="0.0194in" fo:padding-bottom="0.0194in" fo:padding-right="0.0194in"/>
    </style:style>
    <style:style style:name="P161" style:parent-style-name="Textbody" style:family="paragraph">
      <style:paragraph-properties fo:widows="0" fo:orphans="0" fo:margin-bottom="0in" fo:line-height="120%"/>
      <style:text-properties style:font-name="Bahnschrift" fo:color="#000000"/>
    </style:style>
    <style:style style:name="TableCell162" style:family="table-cell">
      <style:table-cell-properties fo:border-top="none" fo:border-left="0.0069in solid #000000" fo:border-bottom="none" fo:border-right="0.0069in solid #000000" style:writing-mode="lr-tb" fo:padding-top="0.0194in" fo:padding-left="0.0194in" fo:padding-bottom="0.0194in" fo:padding-right="0.0194in"/>
    </style:style>
    <style:style style:name="P163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TableRow164" style:family="table-row">
      <style:table-row-properties style:min-row-height="0.1979in" style:use-optimal-row-height="false"/>
    </style:style>
    <style:style style:name="TableCell165" style:family="table-cell">
      <style:table-cell-properties fo:border-top="none" fo:border-left="0.0069in solid #000000" fo:border-bottom="none" fo:border-right="none" style:writing-mode="lr-tb" fo:padding-top="0.0194in" fo:padding-left="0.0194in" fo:padding-bottom="0.0194in" fo:padding-right="0.0194in"/>
    </style:style>
    <style:style style:name="P166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TableCell167" style:family="table-cell">
      <style:table-cell-properties fo:border-top="none" fo:border-left="0.0069in solid #000000" fo:border-bottom="none" fo:border-right="none" style:writing-mode="lr-tb" fo:padding-top="0.0194in" fo:padding-left="0.0194in" fo:padding-bottom="0.0194in" fo:padding-right="0.0194in"/>
    </style:style>
    <style:style style:name="P168" style:parent-style-name="Textbody" style:family="paragraph">
      <style:paragraph-properties fo:widows="0" fo:orphans="0" fo:margin-bottom="0in" fo:line-height="120%"/>
      <style:text-properties style:font-name="Bahnschrift" fo:color="#000000"/>
    </style:style>
    <style:style style:name="TableCell169" style:family="table-cell">
      <style:table-cell-properties fo:border-top="none" fo:border-left="0.0069in solid #000000" fo:border-bottom="none" fo:border-right="0.0069in solid #000000" style:writing-mode="lr-tb" fo:padding-top="0.0194in" fo:padding-left="0.0194in" fo:padding-bottom="0.0194in" fo:padding-right="0.0194in"/>
    </style:style>
    <style:style style:name="P170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TableRow171" style:family="table-row">
      <style:table-row-properties style:min-row-height="0.1979in" style:use-optimal-row-height="false"/>
    </style:style>
    <style:style style:name="TableCell172" style:family="table-cell">
      <style:table-cell-properties fo:border-top="none" fo:border-left="0.0069in solid #000000" fo:border-bottom="none" fo:border-right="none" style:writing-mode="lr-tb" fo:padding-top="0.0194in" fo:padding-left="0.0194in" fo:padding-bottom="0.0194in" fo:padding-right="0.0194in"/>
    </style:style>
    <style:style style:name="P173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TableCell174" style:family="table-cell">
      <style:table-cell-properties fo:border-top="none" fo:border-left="0.0069in solid #000000" fo:border-bottom="none" fo:border-right="none" style:writing-mode="lr-tb" fo:padding-top="0.0194in" fo:padding-left="0.0194in" fo:padding-bottom="0.0194in" fo:padding-right="0.0194in"/>
    </style:style>
    <style:style style:name="P175" style:parent-style-name="Textbody" style:family="paragraph">
      <style:paragraph-properties fo:widows="0" fo:orphans="0" fo:margin-bottom="0in" fo:line-height="120%"/>
      <style:text-properties style:font-name="Bahnschrift" fo:color="#000000"/>
    </style:style>
    <style:style style:name="TableCell176" style:family="table-cell">
      <style:table-cell-properties fo:border-top="none" fo:border-left="0.0069in solid #000000" fo:border-bottom="none" fo:border-right="0.0069in solid #000000" style:writing-mode="lr-tb" fo:padding-top="0.0194in" fo:padding-left="0.0194in" fo:padding-bottom="0.0194in" fo:padding-right="0.0194in"/>
    </style:style>
    <style:style style:name="P177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TableRow178" style:family="table-row">
      <style:table-row-properties style:min-row-height="0.1979in" style:use-optimal-row-height="false"/>
    </style:style>
    <style:style style:name="TableCell179" style:family="table-cell">
      <style:table-cell-properties fo:border-top="none" fo:border-left="0.0069in solid #000000" fo:border-bottom="none" fo:border-right="none" style:writing-mode="lr-tb" fo:padding-top="0.0194in" fo:padding-left="0.0194in" fo:padding-bottom="0.0194in" fo:padding-right="0.0194in"/>
    </style:style>
    <style:style style:name="P180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TableCell181" style:family="table-cell">
      <style:table-cell-properties fo:border-top="none" fo:border-left="0.0069in solid #000000" fo:border-bottom="none" fo:border-right="none" style:writing-mode="lr-tb" fo:padding-top="0.0194in" fo:padding-left="0.0194in" fo:padding-bottom="0.0194in" fo:padding-right="0.0194in"/>
    </style:style>
    <style:style style:name="P182" style:parent-style-name="Textbody" style:family="paragraph">
      <style:paragraph-properties fo:widows="0" fo:orphans="0" fo:margin-bottom="0in" fo:line-height="120%"/>
      <style:text-properties style:font-name="Bahnschrift" fo:color="#000000"/>
    </style:style>
    <style:style style:name="TableCell183" style:family="table-cell">
      <style:table-cell-properties fo:border-top="none" fo:border-left="0.0069in solid #000000" fo:border-bottom="none" fo:border-right="0.0069in solid #000000" style:writing-mode="lr-tb" fo:padding-top="0.0194in" fo:padding-left="0.0194in" fo:padding-bottom="0.0194in" fo:padding-right="0.0194in"/>
    </style:style>
    <style:style style:name="P184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TableRow185" style:family="table-row">
      <style:table-row-properties style:min-row-height="0.1979in" style:use-optimal-row-height="false"/>
    </style:style>
    <style:style style:name="TableCell186" style:family="table-cell">
      <style:table-cell-properties fo:border-top="none" fo:border-left="0.0069in solid #000000" fo:border-bottom="none" fo:border-right="none" style:writing-mode="lr-tb" fo:padding-top="0.0194in" fo:padding-left="0.0194in" fo:padding-bottom="0.0194in" fo:padding-right="0.0194in"/>
    </style:style>
    <style:style style:name="P187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TableCell188" style:family="table-cell">
      <style:table-cell-properties fo:border-top="none" fo:border-left="0.0069in solid #000000" fo:border-bottom="none" fo:border-right="none" style:writing-mode="lr-tb" fo:padding-top="0.0194in" fo:padding-left="0.0194in" fo:padding-bottom="0.0194in" fo:padding-right="0.0194in"/>
    </style:style>
    <style:style style:name="P189" style:parent-style-name="Textbody" style:family="paragraph">
      <style:paragraph-properties fo:widows="0" fo:orphans="0" fo:margin-bottom="0in" fo:line-height="120%"/>
      <style:text-properties style:font-name="Bahnschrift" fo:color="#000000"/>
    </style:style>
    <style:style style:name="TableCell190" style:family="table-cell">
      <style:table-cell-properties fo:border-top="none" fo:border-left="0.0069in solid #000000" fo:border-bottom="none" fo:border-right="0.0069in solid #000000" style:writing-mode="lr-tb" fo:padding-top="0.0194in" fo:padding-left="0.0194in" fo:padding-bottom="0.0194in" fo:padding-right="0.0194in"/>
    </style:style>
    <style:style style:name="P191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TableRow192" style:family="table-row">
      <style:table-row-properties style:min-row-height="0.1979in" style:use-optimal-row-height="false"/>
    </style:style>
    <style:style style:name="TableCell193" style:family="table-cell">
      <style:table-cell-properties fo:border-top="none" fo:border-left="0.0069in solid #000000" fo:border-bottom="none" fo:border-right="none" style:writing-mode="lr-tb" fo:padding-top="0.0194in" fo:padding-left="0.0194in" fo:padding-bottom="0.0194in" fo:padding-right="0.0194in"/>
    </style:style>
    <style:style style:name="P194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TableCell195" style:family="table-cell">
      <style:table-cell-properties fo:border-top="none" fo:border-left="0.0069in solid #000000" fo:border-bottom="none" fo:border-right="none" style:writing-mode="lr-tb" fo:padding-top="0.0194in" fo:padding-left="0.0194in" fo:padding-bottom="0.0194in" fo:padding-right="0.0194in"/>
    </style:style>
    <style:style style:name="P196" style:parent-style-name="Textbody" style:family="paragraph">
      <style:paragraph-properties fo:widows="0" fo:orphans="0" fo:margin-bottom="0in" fo:line-height="120%"/>
      <style:text-properties style:font-name="Bahnschrift" fo:color="#000000"/>
    </style:style>
    <style:style style:name="P197" style:parent-style-name="Textbody" style:family="paragraph">
      <style:paragraph-properties fo:widows="0" fo:orphans="0" fo:margin-bottom="0in" fo:line-height="120%"/>
      <style:text-properties style:font-name="Bahnschrift" fo:color="#000000"/>
    </style:style>
    <style:style style:name="TableCell198" style:family="table-cell">
      <style:table-cell-properties fo:border-top="none" fo:border-left="0.0069in solid #000000" fo:border-bottom="none" fo:border-right="0.0069in solid #000000" style:writing-mode="lr-tb" fo:padding-top="0.0194in" fo:padding-left="0.0194in" fo:padding-bottom="0.0194in" fo:padding-right="0.0194in"/>
    </style:style>
    <style:style style:name="P199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TableRow200" style:family="table-row">
      <style:table-row-properties style:min-row-height="0.1979in" style:use-optimal-row-height="false"/>
    </style:style>
    <style:style style:name="TableCell201" style:family="table-cell">
      <style:table-cell-properties fo:border-top="none" fo:border-left="0.0069in solid #000000" fo:border-bottom="0.0069in solid #000000" fo:border-right="none" style:writing-mode="lr-tb" fo:padding-top="0.0194in" fo:padding-left="0.0194in" fo:padding-bottom="0.0194in" fo:padding-right="0.0194in"/>
    </style:style>
    <style:style style:name="P202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P203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P204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P205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P206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TableCell207" style:family="table-cell">
      <style:table-cell-properties fo:border-top="none" fo:border-left="0.0069in solid #000000" fo:border-bottom="0.0069in solid #000000" fo:border-right="none" style:writing-mode="lr-tb" fo:padding-top="0.0194in" fo:padding-left="0.0194in" fo:padding-bottom="0.0194in" fo:padding-right="0.0194in"/>
    </style:style>
    <style:style style:name="P208" style:parent-style-name="Textbody" style:family="paragraph">
      <style:paragraph-properties fo:widows="0" fo:orphans="0" fo:margin-bottom="0in" fo:line-height="120%"/>
      <style:text-properties style:font-name="Bahnschrift" fo:color="#000000"/>
    </style:style>
    <style:style style:name="P209" style:parent-style-name="Textbody" style:family="paragraph">
      <style:paragraph-properties fo:widows="0" fo:orphans="0" fo:margin-bottom="0in" fo:line-height="120%"/>
      <style:text-properties style:font-name="Bahnschrift" fo:color="#000000"/>
    </style:style>
    <style:style style:name="P210" style:parent-style-name="Textbody" style:family="paragraph">
      <style:paragraph-properties fo:widows="0" fo:orphans="0" fo:margin-bottom="0in" fo:line-height="120%"/>
      <style:text-properties style:font-name="Bahnschrift" fo:color="#000000"/>
    </style:style>
    <style:style style:name="P211" style:parent-style-name="Textbody" style:family="paragraph">
      <style:paragraph-properties fo:widows="0" fo:orphans="0" fo:margin-bottom="0in" fo:line-height="120%"/>
      <style:text-properties style:font-name="Bahnschrift" fo:color="#000000"/>
    </style:style>
    <style:style style:name="TableCell212" style:family="table-cell">
      <style:table-cell-properties fo:border-top="none" fo:border-left="0.0069in solid #000000" fo:border-bottom="none" fo:border-right="0.0069in solid #000000" style:writing-mode="lr-tb" fo:padding-top="0.0194in" fo:padding-left="0.0194in" fo:padding-bottom="0.0194in" fo:padding-right="0.0194in"/>
    </style:style>
    <style:style style:name="P213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P214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P215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P216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P217" style:parent-style-name="Standard" style:family="paragraph">
      <style:paragraph-properties fo:widows="0" fo:orphans="0" fo:text-align="center" fo:line-height="120%"/>
      <style:text-properties style:font-name="Bahnschrift" fo:color="#000000"/>
    </style:style>
    <style:style style:name="TableColumn219" style:family="table-column">
      <style:table-column-properties style:column-width="7.5604in" style:use-optimal-column-width="false"/>
    </style:style>
    <style:style style:name="Table218" style:family="table">
      <style:table-properties style:width="7.5604in" fo:margin-left="-0.4125in" table:align="lef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none" fo:background-color="#FD0000" style:writing-mode="lr-tb" fo:padding-top="0.0194in" fo:padding-left="0.0194in" fo:padding-bottom="0.0194in" fo:padding-right="0.0194in"/>
    </style:style>
    <style:style style:name="P222" style:parent-style-name="Textbody" style:family="paragraph">
      <style:paragraph-properties fo:widows="0" fo:orphans="0" fo:text-align="center" fo:margin-bottom="0in" fo:line-height="120%"/>
      <style:text-properties style:font-name="Bahnschrift" fo:font-weight="bold" style:font-weight-asian="bold" style:font-weight-complex="bold" fo:color="#FFFFFF" fo:font-size="18pt" style:font-size-asian="18pt" style:font-size-complex="18pt"/>
    </style:style>
    <style:style style:name="P223" style:parent-style-name="Normal" style:family="paragraph">
      <style:text-properties text:display="none"/>
    </style:style>
    <style:style style:name="TableColumn225" style:family="table-column">
      <style:table-column-properties style:column-width="7.5604in" style:use-optimal-column-width="false"/>
    </style:style>
    <style:style style:name="Table224" style:family="table">
      <style:table-properties style:width="7.5604in" fo:margin-left="-0.4125in" table:align="lef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none" style:writing-mode="lr-tb" fo:padding-top="0.0194in" fo:padding-left="0.0194in" fo:padding-bottom="0.0194in" fo:padding-right="0.0194in"/>
    </style:style>
    <style:style style:name="P228" style:parent-style-name="Textbody" style:list-style-name="LFO1" style:family="paragraph">
      <style:paragraph-properties fo:widows="0" fo:orphans="0" fo:margin-bottom="0in" fo:line-height="100%" fo:margin-left="0in" fo:text-indent="0in">
        <style:tab-stops/>
      </style:paragraph-properties>
      <style:text-properties style:font-name="Bahnschrift" fo:color="#000000"/>
    </style:style>
    <style:style style:name="P229" style:parent-style-name="Textbody" style:list-style-name="LFO1" style:family="paragraph">
      <style:paragraph-properties fo:widows="0" fo:orphans="0" fo:margin-bottom="0in" fo:line-height="100%" fo:margin-left="0in" fo:text-indent="0in">
        <style:tab-stops/>
      </style:paragraph-properties>
    </style:style>
    <style:style style:name="T230" style:parent-style-name="Fonteparág.padrão" style:family="text">
      <style:text-properties style:font-name="Bahnschrift" fo:color="#000000"/>
    </style:style>
    <style:style style:name="TableColumn232" style:family="table-column">
      <style:table-column-properties style:column-width="7.5604in" style:use-optimal-column-width="false"/>
    </style:style>
    <style:style style:name="Table231" style:family="table">
      <style:table-properties style:width="7.5604in" fo:margin-left="-0.4125in" table:align="lef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none" fo:background-color="#FD0000" style:writing-mode="lr-tb" fo:padding-top="0.0194in" fo:padding-left="0.0194in" fo:padding-bottom="0.0194in" fo:padding-right="0.0194in"/>
    </style:style>
    <style:style style:name="P235" style:parent-style-name="Textbody" style:family="paragraph">
      <style:paragraph-properties fo:widows="0" fo:orphans="0" fo:text-align="center" fo:margin-bottom="0in" fo:line-height="120%"/>
      <style:text-properties style:font-name="Bahnschrift" fo:font-weight="bold" style:font-weight-asian="bold" style:font-weight-complex="bold" fo:color="#FFFFFF" fo:font-size="18pt" style:font-size-asian="18pt" style:font-size-complex="18pt"/>
    </style:style>
    <style:style style:name="P236" style:parent-style-name="Normal" style:family="paragraph">
      <style:text-properties text:display="none"/>
    </style:style>
    <style:style style:name="TableColumn238" style:family="table-column">
      <style:table-column-properties style:column-width="7.5604in" style:use-optimal-column-width="false"/>
    </style:style>
    <style:style style:name="Table237" style:family="table">
      <style:table-properties style:width="7.5604in" fo:margin-left="-0.4125in" table:align="lef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none" style:writing-mode="lr-tb" fo:padding-top="0.0194in" fo:padding-left="0.0194in" fo:padding-bottom="0.0194in" fo:padding-right="0.0194in"/>
    </style:style>
    <style:style style:name="P241" style:parent-style-name="Standard" style:list-style-name="LFO2" style:family="paragraph">
      <style:paragraph-properties fo:widows="0" fo:orphans="0"/>
    </style:style>
    <style:style style:name="T242" style:parent-style-name="Fonteparág.padrão" style:family="text">
      <style:text-properties style:font-name="Bahnschrift" fo:color="#000000"/>
    </style:style>
    <style:style style:name="P243" style:parent-style-name="Standard" style:list-style-name="LFO2" style:family="paragraph">
      <style:paragraph-properties fo:widows="0" fo:orphans="0"/>
    </style:style>
    <style:style style:name="T244" style:parent-style-name="Fonteparág.padrão" style:family="text">
      <style:text-properties style:font-name="Bahnschrift" fo:color="#000000"/>
    </style:style>
    <style:style style:name="T245" style:parent-style-name="Fonteparág.padrão" style:family="text">
      <style:text-properties style:font-name="Bahnschrift" fo:color="#000000"/>
    </style:style>
    <style:style style:name="P246" style:parent-style-name="Standard" style:list-style-name="LFO2" style:family="paragraph">
      <style:paragraph-properties fo:widows="0" fo:orphans="0"/>
    </style:style>
    <style:style style:name="T247" style:parent-style-name="Fonteparág.padrão" style:family="text">
      <style:text-properties style:font-name="Bahnschrift" fo:color="#000000"/>
    </style:style>
    <style:style style:name="T248" style:parent-style-name="Fonteparág.padrão" style:family="text">
      <style:text-properties style:font-name="Bahnschrift" fo:color="#000000"/>
    </style:style>
    <style:style style:name="T249" style:parent-style-name="Fonteparág.padrão" style:family="text">
      <style:text-properties style:font-name="Bahnschrift" fo:color="#000000"/>
    </style:style>
    <style:style style:name="P250" style:parent-style-name="Standard" style:list-style-name="LFO2" style:family="paragraph">
      <style:paragraph-properties fo:widows="0" fo:orphans="0"/>
    </style:style>
    <style:style style:name="TableColumn252" style:family="table-column">
      <style:table-column-properties style:column-width="7.5604in" style:use-optimal-column-width="false"/>
    </style:style>
    <style:style style:name="Table251" style:family="table">
      <style:table-properties style:width="7.5604in" fo:margin-left="-0.4125in" table:align="lef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="none" fo:background-color="#FD0000" style:writing-mode="lr-tb" fo:padding-top="0.0194in" fo:padding-left="0.0194in" fo:padding-bottom="0.0194in" fo:padding-right="0.0194in"/>
    </style:style>
    <style:style style:name="P255" style:parent-style-name="Textbody" style:family="paragraph">
      <style:paragraph-properties fo:widows="0" fo:orphans="0" fo:text-align="center" fo:margin-bottom="0in" fo:line-height="120%"/>
      <style:text-properties style:font-name="Bahnschrift" fo:font-weight="bold" style:font-weight-asian="bold" style:font-weight-complex="bold" fo:color="#FFFFFF" fo:font-size="18pt" style:font-size-asian="18pt" style:font-size-complex="18pt"/>
    </style:style>
    <style:style style:name="P256" style:parent-style-name="Normal" style:family="paragraph">
      <style:text-properties text:display="none"/>
    </style:style>
    <style:style style:name="TableColumn258" style:family="table-column">
      <style:table-column-properties style:column-width="7.5604in" style:use-optimal-column-width="false"/>
    </style:style>
    <style:style style:name="Table257" style:family="table">
      <style:table-properties style:width="7.5604in" fo:margin-left="-0.4125in" table:align="lef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="none" style:writing-mode="lr-tb" fo:padding-top="0.0194in" fo:padding-left="0.0194in" fo:padding-bottom="0.0194in" fo:padding-right="0.0194in"/>
    </style:style>
    <style:style style:name="P261" style:parent-style-name="Standard" style:list-style-name="LFO5" style:family="paragraph">
      <style:paragraph-properties fo:widows="0" fo:orphans="0" fo:text-align="justify"/>
    </style:style>
    <style:style style:name="T262" style:parent-style-name="Fonteparág.padrão" style:family="text">
      <style:text-properties style:font-name="Bahnschrift" fo:font-weight="bold" style:font-weight-asian="bold" style:font-weight-complex="bold" fo:color="#000000"/>
    </style:style>
    <style:style style:name="T263" style:parent-style-name="Fonteparág.padrão" style:family="text">
      <style:text-properties style:font-name="Bahnschrift" fo:font-weight="bold" style:font-weight-asian="bold" style:font-weight-complex="bold" fo:color="#000000"/>
    </style:style>
    <style:style style:name="T264" style:parent-style-name="Fonteparág.padrão" style:family="text">
      <style:text-properties style:font-name="Bahnschrift" fo:font-weight="bold" style:font-weight-asian="bold" style:font-weight-complex="bold" fo:color="#000000"/>
    </style:style>
    <style:style style:name="T265" style:parent-style-name="Fonteparág.padrão" style:family="text">
      <style:text-properties style:font-name="Bahnschrift" fo:color="#000000"/>
    </style:style>
    <style:style style:name="T266" style:parent-style-name="Fonteparág.padrão" style:family="text">
      <style:text-properties style:font-name="Bahnschrift" fo:color="#000000"/>
    </style:style>
    <style:style style:name="T267" style:parent-style-name="Fonteparág.padrão" style:family="text">
      <style:text-properties style:font-name="Bahnschrift" fo:color="#000000" style:text-position="super 58.3%"/>
    </style:style>
    <style:style style:name="T268" style:parent-style-name="Fonteparág.padrão" style:family="text">
      <style:text-properties style:font-name="Bahnschrift" fo:color="#000000"/>
    </style:style>
    <style:style style:name="T269" style:parent-style-name="Fonteparág.padrão" style:family="text">
      <style:text-properties style:font-name="Bahnschrift" fo:color="#000000"/>
    </style:style>
    <style:style style:name="P270" style:parent-style-name="Standard" style:family="paragraph">
      <style:paragraph-properties fo:widows="0" fo:orphans="0" fo:text-align="justify" fo:margin-left="0.5in">
        <style:tab-stops/>
      </style:paragraph-properties>
      <style:text-properties style:font-name="Bahnschrift" fo:color="#000000"/>
    </style:style>
    <style:style style:name="P271" style:parent-style-name="Standard" style:list-style-name="LFO3" style:family="paragraph">
      <style:paragraph-properties fo:widows="0" fo:orphans="0"/>
    </style:style>
    <style:style style:name="T272" style:parent-style-name="Fonteparág.padrão" style:family="text">
      <style:text-properties style:font-name="Bahnschrift" fo:font-weight="bold" style:font-weight-asian="bold" style:font-weight-complex="bold" fo:color="#000000"/>
    </style:style>
    <style:style style:name="T273" style:parent-style-name="Fonteparág.padrão" style:family="text">
      <style:text-properties style:font-name="Bahnschrift" fo:color="#000000"/>
    </style:style>
    <style:style style:name="T274" style:parent-style-name="Fonteparág.padrão" style:family="text">
      <style:text-properties style:font-name="Bahnschrift" fo:color="#000000"/>
    </style:style>
    <style:style style:name="P275" style:parent-style-name="Standard" style:family="paragraph">
      <style:paragraph-properties fo:widows="0" fo:orphans="0" fo:margin-left="0.5in">
        <style:tab-stops/>
      </style:paragraph-properties>
      <style:text-properties style:font-name="Bahnschrift" fo:color="#000000"/>
    </style:style>
    <style:style style:name="P276" style:parent-style-name="Standard" style:list-style-name="LFO3" style:family="paragraph">
      <style:paragraph-properties fo:widows="0" fo:orphans="0"/>
    </style:style>
    <style:style style:name="T277" style:parent-style-name="Fonteparág.padrão" style:family="text">
      <style:text-properties style:font-name="Bahnschrift" fo:font-weight="bold" style:font-weight-asian="bold" style:font-weight-complex="bold" fo:color="#000000"/>
    </style:style>
    <style:style style:name="T278" style:parent-style-name="Fonteparág.padrão" style:family="text">
      <style:text-properties style:font-name="Bahnschrift" fo:color="#000000"/>
    </style:style>
    <style:style style:name="P279" style:parent-style-name="ParágrafodaLista" style:family="paragraph">
      <style:text-properties style:font-name="Bahnschrift" fo:color="#000000"/>
    </style:style>
    <style:style style:name="P280" style:parent-style-name="Standard" style:family="paragraph">
      <style:paragraph-properties fo:widows="0" fo:orphans="0" fo:margin-left="0.5in">
        <style:tab-stops/>
      </style:paragraph-properties>
      <style:text-properties style:font-name="Bahnschrift" fo:color="#000000"/>
    </style:style>
    <style:style style:name="P281" style:parent-style-name="Standard" style:list-style-name="LFO3" style:family="paragraph">
      <style:paragraph-properties fo:widows="0" fo:orphans="0"/>
    </style:style>
    <style:style style:name="T282" style:parent-style-name="Fonteparág.padrão" style:family="text">
      <style:text-properties style:font-name="Bahnschrift" fo:font-weight="bold" style:font-weight-asian="bold" style:font-weight-complex="bold" fo:color="#000000"/>
    </style:style>
    <style:style style:name="T283" style:parent-style-name="Fonteparág.padrão" style:family="text">
      <style:text-properties style:font-name="Bahnschrift" fo:color="#000000"/>
    </style:style>
    <style:style style:name="T284" style:parent-style-name="Fonteparág.padrão" style:family="text">
      <style:text-properties style:font-name="Bahnschrift" fo:color="#000000"/>
    </style:style>
    <style:style style:name="P285" style:parent-style-name="Standard" style:family="paragraph">
      <style:paragraph-properties fo:widows="0" fo:orphans="0" fo:margin-left="0.5in">
        <style:tab-stops/>
      </style:paragraph-properties>
      <style:text-properties style:font-name="Bahnschrift" fo:color="#000000"/>
    </style:style>
    <style:style style:name="P286" style:parent-style-name="Standard" style:list-style-name="LFO5" style:family="paragraph">
      <style:paragraph-properties fo:widows="0" fo:orphans="0" fo:text-align="justify"/>
    </style:style>
    <style:style style:name="T287" style:parent-style-name="Fonteparág.padrão" style:family="text">
      <style:text-properties style:font-name="Bahnschrift" fo:font-weight="bold" style:font-weight-asian="bold" style:font-weight-complex="bold" fo:color="#000000"/>
    </style:style>
    <style:style style:name="T288" style:parent-style-name="Fonteparág.padrão" style:family="text">
      <style:text-properties style:font-name="Bahnschrift" fo:color="#000000"/>
    </style:style>
    <style:style style:name="P289" style:parent-style-name="Standard" style:family="paragraph">
      <style:paragraph-properties fo:text-align="center" fo:margin-top="0.1652in" fo:margin-bottom="0.1375in"/>
    </style:style>
    <style:style style:name="T290" style:parent-style-name="Fonteparág.padrão" style:family="text">
      <style:text-properties style:font-name="Bahnschrift" fo:font-style="italic" style:font-style-asian="italic"/>
    </style:style>
    <style:style style:name="T291" style:parent-style-name="Fonteparág.padrão" style:family="text">
      <style:text-properties style:font-name="Bahnschrift" fo:font-style="italic" style:font-style-asian="italic" fo:color="#000000"/>
    </style:style>
    <style:style style:name="P292" style:parent-style-name="Standard" style:family="paragraph">
      <style:paragraph-properties fo:widows="0" fo:orphans="0" fo:text-align="justify" fo:margin-left="0.5in">
        <style:tab-stops/>
      </style:paragraph-properties>
      <style:text-properties style:font-name="Bahnschrift" fo:font-style="italic" style:font-style-asian="italic" style:font-style-complex="italic" fo:color="#000000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="none" style:writing-mode="lr-tb" fo:padding-top="0.0194in" fo:padding-left="0.0194in" fo:padding-bottom="0.0194in" fo:padding-right="0.0194in"/>
    </style:style>
    <style:style style:name="P295" style:parent-style-name="Standard" style:family="paragraph">
      <style:paragraph-properties fo:widows="0" fo:orphans="0"/>
      <style:text-properties style:font-name="Bahnschrift" fo:font-style="italic" style:font-style-asian="italic" style:font-style-complex="italic" fo:color="#000000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none" style:writing-mode="lr-tb" fo:padding-top="0.0194in" fo:padding-left="0.0194in" fo:padding-bottom="0.0194in" fo:padding-right="0.0194in"/>
    </style:style>
    <style:style style:name="P298" style:parent-style-name="Standard" style:family="paragraph">
      <style:paragraph-properties fo:widows="0" fo:orphans="0"/>
      <style:text-properties style:font-name="Bahnschrift" fo:font-style="italic" style:font-style-asian="italic" style:font-style-complex="italic" fo:color="#000000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="none" style:writing-mode="lr-tb" fo:padding-top="0.0194in" fo:padding-left="0.0194in" fo:padding-bottom="0.0194in" fo:padding-right="0.0194in"/>
    </style:style>
    <style:style style:name="P301" style:parent-style-name="Standard" style:family="paragraph">
      <style:paragraph-properties fo:widows="0" fo:orphans="0"/>
      <style:text-properties style:font-name="Bahnschrift" fo:font-style="italic" style:font-style-asian="italic" style:font-style-complex="italic" fo:color="#000000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none" style:writing-mode="lr-tb" fo:padding-top="0.0194in" fo:padding-left="0.0194in" fo:padding-bottom="0.0194in" fo:padding-right="0.0194in"/>
    </style:style>
    <style:style style:name="P304" style:parent-style-name="Standard" style:family="paragraph">
      <style:paragraph-properties fo:widows="0" fo:orphans="0"/>
      <style:text-properties style:font-name="Bahnschrift" fo:font-style="italic" style:font-style-asian="italic" style:font-style-complex="italic" fo:color="#000000"/>
    </style:style>
    <style:style style:name="P305" style:parent-style-name="Standard" style:family="paragraph">
      <style:paragraph-properties fo:text-align="center" fo:margin-top="0.1652in" fo:margin-bottom="0.1375in"/>
    </style:style>
    <style:style style:name="P306" style:parent-style-name="Normal" style:family="paragraph">
      <style:paragraph-properties fo:text-align="center" fo:margin-bottom="0.0694in" fo:line-height="90%"/>
      <style:text-properties style:font-name="Calibri" fo:color="#FFFFFF" fo:font-size="10pt" style:font-size-asian="10pt" style:font-size-complex="10pt"/>
    </style:style>
    <style:style style:name="P307" style:parent-style-name="Normal" style:family="paragraph">
      <style:paragraph-properties fo:text-align="center" fo:margin-bottom="0.0694in" fo:line-height="90%"/>
    </style:style>
    <style:style style:name="P308" style:parent-style-name="Normal" style:family="paragraph">
      <style:paragraph-properties fo:text-align="center" fo:margin-bottom="0.0694in" fo:line-height="90%"/>
    </style:style>
    <style:style style:name="T309" style:parent-style-name="Fonteparág.padrão" style:family="text">
      <style:text-properties style:font-name="Calibri" fo:color="#FFFFFF" fo:font-size="11pt" style:font-size-asian="11pt" style:font-size-complex="11pt"/>
    </style:style>
    <style:style style:name="T310" style:parent-style-name="Fonteparág.padrão" style:family="text">
      <style:text-properties style:font-name="Calibri" fo:color="#FFFFFF" fo:font-size="11pt" style:font-size-asian="11pt" style:font-size-complex="11pt"/>
    </style:style>
    <style:style style:name="T311" style:parent-style-name="Fonteparág.padrão" style:family="text">
      <style:text-properties style:font-name="Calibri" fo:color="#FFFFFF" fo:font-size="11pt" style:font-size-asian="11pt" style:font-size-complex="11pt"/>
    </style:style>
    <style:style style:name="P312" style:parent-style-name="Normal" style:family="paragraph">
      <style:paragraph-properties fo:text-align="center" fo:margin-bottom="0.0694in" fo:line-height="90%"/>
    </style:style>
    <style:style style:name="T313" style:parent-style-name="Fonteparág.padrão" style:family="text">
      <style:text-properties style:font-name="Calibri" fo:color="#FFFFFF" fo:font-size="11pt" style:font-size-asian="11pt" style:font-size-complex="11pt"/>
    </style:style>
    <style:style style:name="T314" style:parent-style-name="Fonteparág.padrão" style:family="text">
      <style:text-properties style:font-name="Calibri" fo:color="#FFFFFF" fo:font-size="11pt" style:font-size-asian="11pt" style:font-size-complex="11pt"/>
    </style:style>
    <style:style style:name="P315" style:parent-style-name="Normal" style:family="paragraph">
      <style:paragraph-properties fo:text-align="center" fo:margin-bottom="0.0694in" fo:line-height="90%"/>
    </style:style>
    <style:style style:name="T316" style:parent-style-name="Fonteparág.padrão" style:family="text">
      <style:text-properties style:font-name="Calibri" fo:color="#FFFFFF" fo:font-size="11pt" style:font-size-asian="11pt" style:font-size-complex="11pt"/>
    </style:style>
    <style:style style:name="T317" style:parent-style-name="Fonteparág.padrão" style:family="text">
      <style:text-properties style:font-name="Calibri" fo:color="#FFFFFF" fo:font-size="11pt" style:font-size-asian="11pt" style:font-size-complex="11pt"/>
    </style:style>
    <style:style style:name="T318" style:parent-style-name="Fonteparág.padrão" style:family="text">
      <style:text-properties style:font-name="Calibri" fo:color="#FFFFFF" fo:font-size="11pt" style:font-size-asian="11pt" style:font-size-complex="11pt"/>
    </style:style>
    <style:style style:name="T319" style:parent-style-name="Fonteparág.padrão" style:family="text">
      <style:text-properties style:font-name="Calibri" fo:color="#FFFFFF" fo:font-size="11pt" style:font-size-asian="11pt" style:font-size-complex="11pt"/>
    </style:style>
    <style:style style:name="T320" style:parent-style-name="Fonteparág.padrão" style:family="text">
      <style:text-properties style:font-name="Calibri" fo:color="#FFFFFF" fo:font-size="11pt" style:font-size-asian="11pt" style:font-size-complex="11pt"/>
    </style:style>
    <style:style style:name="P321" style:parent-style-name="Normal" style:family="paragraph">
      <style:paragraph-properties fo:text-align="center" fo:margin-bottom="0.0694in" fo:line-height="90%"/>
    </style:style>
    <style:style style:name="T322" style:parent-style-name="Fonteparág.padrão" style:family="text">
      <style:text-properties style:font-name="Calibri" fo:color="#FFFFFF" fo:font-size="11pt" style:font-size-asian="11pt" style:font-size-complex="11pt"/>
    </style:style>
    <style:style style:name="T323" style:parent-style-name="Fonteparág.padrão" style:family="text">
      <style:text-properties style:font-name="Calibri" fo:color="#FFFFFF" fo:font-size="11pt" style:font-size-asian="11pt" style:font-size-complex="11pt"/>
    </style:style>
    <style:style style:name="P324" style:parent-style-name="Normal" style:family="paragraph">
      <style:paragraph-properties fo:text-align="center" fo:margin-bottom="0.0694in" fo:line-height="90%"/>
    </style:style>
    <style:style style:name="T325" style:parent-style-name="Fonteparág.padrão" style:family="text">
      <style:text-properties style:font-name="Calibri" fo:color="#FFFFFF" fo:font-size="11pt" style:font-size-asian="11pt" style:font-size-complex="11pt"/>
    </style:style>
    <style:style style:name="T326" style:parent-style-name="Fonteparág.padrão" style:family="text">
      <style:text-properties style:font-name="Calibri" fo:color="#FFFFFF" fo:font-size="11pt" style:font-size-asian="11pt" style:font-size-complex="11pt"/>
    </style:style>
    <style:style style:name="T327" style:parent-style-name="Fonteparág.padrão" style:family="text">
      <style:text-properties style:font-name="Calibri" fo:color="#FFFFFF" fo:font-size="11pt" style:font-size-asian="11pt" style:font-size-complex="11pt"/>
    </style:style>
    <style:style style:name="P328" style:parent-style-name="Normal" style:family="paragraph">
      <style:paragraph-properties fo:text-align="center" fo:margin-bottom="0.0694in" fo:line-height="90%"/>
    </style:style>
    <style:style style:name="T329" style:parent-style-name="Fonteparág.padrão" style:family="text">
      <style:text-properties style:font-name="Calibri" fo:color="#FFFFFF" fo:font-size="11pt" style:font-size-asian="11pt" style:font-size-complex="11pt"/>
    </style:style>
    <style:style style:name="T330" style:parent-style-name="Fonteparág.padrão" style:family="text">
      <style:text-properties style:font-name="Calibri" fo:color="#FFFFFF" fo:font-size="11pt" style:font-size-asian="11pt" style:font-size-complex="11pt"/>
    </style:style>
    <style:style style:name="T331" style:parent-style-name="Fonteparág.padrão" style:family="text">
      <style:text-properties style:font-name="Calibri" fo:color="#FFFFFF" fo:font-size="11pt" style:font-size-asian="11pt" style:font-size-complex="11pt"/>
    </style:style>
    <style:style style:name="P332" style:parent-style-name="Normal" style:family="paragraph">
      <style:paragraph-properties fo:text-align="center" fo:margin-bottom="0.0694in" fo:line-height="90%"/>
    </style:style>
    <style:style style:name="T333" style:parent-style-name="Fonteparág.padrão" style:family="text">
      <style:text-properties style:font-name="Calibri" fo:color="#FFFFFF" fo:font-size="11pt" style:font-size-asian="11pt" style:font-size-complex="11pt"/>
    </style:style>
    <style:style style:name="T334" style:parent-style-name="Fonteparág.padrão" style:family="text">
      <style:text-properties style:font-name="Calibri" fo:color="#FFFFFF" fo:font-size="11pt" style:font-size-asian="11pt" style:font-size-complex="11pt"/>
    </style:style>
    <style:style style:name="P335" style:parent-style-name="Normal" style:family="paragraph">
      <style:paragraph-properties fo:text-align="center" fo:margin-bottom="0.0694in" fo:line-height="90%"/>
    </style:style>
    <style:style style:name="T336" style:parent-style-name="Fonteparág.padrão" style:family="text">
      <style:text-properties style:font-name="Calibri" fo:color="#FFFFFF" fo:font-size="11pt" style:font-size-asian="11pt" style:font-size-complex="11pt"/>
    </style:style>
    <style:style style:name="T337" style:parent-style-name="Fonteparág.padrão" style:family="text">
      <style:text-properties style:font-name="Calibri" fo:color="#FFFFFF" fo:font-size="11pt" style:font-size-asian="11pt" style:font-size-complex="11pt"/>
    </style:style>
    <style:style style:name="P338" style:parent-style-name="Normal" style:family="paragraph">
      <style:paragraph-properties fo:text-align="center" fo:margin-bottom="0.0694in" fo:line-height="90%"/>
    </style:style>
    <style:style style:name="T339" style:parent-style-name="Fonteparág.padrão" style:family="text">
      <style:text-properties style:font-name="Calibri" fo:color="#FFFFFF" fo:font-size="11pt" style:font-size-asian="11pt" style:font-size-complex="11pt"/>
    </style:style>
    <style:style style:name="T340" style:parent-style-name="Fonteparág.padrão" style:family="text">
      <style:text-properties style:font-name="Calibri" fo:color="#FFFFFF" fo:font-size="11pt" style:font-size-asian="11pt" style:font-size-complex="11pt"/>
    </style:style>
    <style:style style:name="T341" style:parent-style-name="Fonteparág.padrão" style:family="text">
      <style:text-properties style:font-name="Calibri" fo:color="#FFFFFF" fo:font-size="11pt" style:font-size-asian="11pt" style:font-size-complex="11pt"/>
    </style:style>
    <style:style style:name="T342" style:parent-style-name="Fonteparág.padrão" style:family="text">
      <style:text-properties style:font-name="Calibri" fo:color="#FFFFFF" fo:font-size="11pt" style:font-size-asian="11pt" style:font-size-complex="11pt"/>
    </style:style>
    <style:style style:name="T343" style:parent-style-name="Fonteparág.padrão" style:family="text">
      <style:text-properties style:font-name="Calibri" fo:color="#FFFFFF" fo:font-size="11pt" style:font-size-asian="11pt" style:font-size-complex="11pt"/>
    </style:style>
    <style:style style:name="P344" style:parent-style-name="Normal" style:family="paragraph">
      <style:paragraph-properties fo:text-align="center" fo:margin-bottom="0.0694in" fo:line-height="90%"/>
    </style:style>
    <style:style style:name="T345" style:parent-style-name="Fonteparág.padrão" style:family="text">
      <style:text-properties style:font-name="Calibri" fo:color="#FFFFFF" fo:font-size="11pt" style:font-size-asian="11pt" style:font-size-complex="11pt"/>
    </style:style>
    <style:style style:name="T346" style:parent-style-name="Fonteparág.padrão" style:family="text">
      <style:text-properties style:font-name="Calibri" fo:color="#FFFFFF" fo:font-size="11pt" style:font-size-asian="11pt" style:font-size-complex="11pt"/>
    </style:style>
    <style:style style:name="T347" style:parent-style-name="Fonteparág.padrão" style:family="text">
      <style:text-properties style:font-name="Calibri" fo:color="#FFFFFF" fo:font-size="11pt" style:font-size-asian="11pt" style:font-size-complex="11pt"/>
    </style:style>
    <style:style style:name="P348" style:parent-style-name="Normal" style:family="paragraph">
      <style:paragraph-properties fo:text-align="center" fo:margin-bottom="0.0694in" fo:line-height="90%"/>
    </style:style>
    <style:style style:name="T349" style:parent-style-name="Fonteparág.padrão" style:family="text">
      <style:text-properties style:font-name="Calibri" fo:color="#FFFFFF" fo:font-size="11pt" style:font-size-asian="11pt" style:font-size-complex="11pt"/>
    </style:style>
    <style:style style:name="T350" style:parent-style-name="Fonteparág.padrão" style:family="text">
      <style:text-properties style:font-name="Calibri" fo:color="#FFFFFF" fo:font-size="11pt" style:font-size-asian="11pt" style:font-size-complex="11pt"/>
    </style:style>
    <style:style style:name="T351" style:parent-style-name="Fonteparág.padrão" style:family="text">
      <style:text-properties style:font-name="Calibri" fo:color="#FFFFFF" fo:font-size="11pt" style:font-size-asian="11pt" style:font-size-complex="11pt"/>
    </style:style>
    <style:style style:name="P352" style:parent-style-name="Normal" style:family="paragraph">
      <style:paragraph-properties fo:text-align="center" fo:margin-bottom="0.0694in" fo:line-height="90%"/>
    </style:style>
    <style:style style:name="T353" style:parent-style-name="Fonteparág.padrão" style:family="text">
      <style:text-properties style:font-name="Calibri" fo:color="#FFFFFF" fo:font-size="11pt" style:font-size-asian="11pt" style:font-size-complex="11pt"/>
    </style:style>
    <style:style style:name="T354" style:parent-style-name="Fonteparág.padrão" style:family="text">
      <style:text-properties style:font-name="Calibri" fo:color="#FFFFFF" fo:font-size="11pt" style:font-size-asian="11pt" style:font-size-complex="11pt"/>
    </style:style>
    <style:style style:name="T355" style:parent-style-name="Fonteparág.padrão" style:family="text">
      <style:text-properties style:font-name="Calibri" fo:color="#FFFFFF" fo:font-size="11pt" style:font-size-asian="11pt" style:font-size-complex="11pt"/>
    </style:style>
    <style:style style:name="T356" style:parent-style-name="Fonteparág.padrão" style:family="text">
      <style:text-properties style:font-name="Bahnschrift" fo:font-weight="bold" style:font-weight-asian="bold" style:font-weight-complex="bold" fo:color="#000000" fo:font-size="18pt" style:font-size-asian="18pt" style:font-size-complex="18pt"/>
    </style:style>
    <style:style style:name="P357" style:parent-style-name="Standard" style:family="paragraph">
      <style:paragraph-properties fo:text-align="center" fo:margin-top="0.1256in" fo:margin-bottom="0.0979in"/>
      <style:text-properties style:font-name="Bahnschrift" fo:font-weight="bold" style:font-weight-asian="bold" style:font-weight-complex="bold" fo:font-size="18pt" style:font-size-asian="18pt" style:font-size-complex="18pt"/>
    </style:style>
    <style:style style:name="P358" style:parent-style-name="Standard" style:family="paragraph">
      <style:paragraph-properties fo:text-align="center" fo:margin-top="0.1256in" fo:margin-bottom="0.0979in"/>
      <style:text-properties style:font-name="Bahnschrift" fo:font-weight="bold" style:font-weight-asian="bold" style:font-weight-complex="bold" fo:font-size="18pt" style:font-size-asian="18pt" style:font-size-complex="18pt"/>
    </style:style>
    <style:style style:family="graphic" style:name="a51">
      <style:graphic-properties style:wrap="run-through" style:run-through="background" style:horizontal-rel="page-content" style:vertical-rel="paragraph" style:horizontal-pos="center" style:vertical-pos="from-top"/>
    </style:style>
    <style:style style:family="graphic" style:name="a20">
      <style:graphic-properties fo:wrap-option="wrap" fo:padding-top="0.08543in" fo:padding-bottom="0.08543in" fo:padding-left="0.08543in" fo:padding-right="0.08543in" draw:textarea-vertical-align="middle" draw:textarea-horizontal-align="center" draw:fill="gradient" draw:fill-gradient-name="a19" draw:stroke="none" draw:auto-grow-width="false" draw:auto-grow-height="false"/>
      <style:paragraph-properties style:font-independent-line-spacing="false" style:writing-mode="lr-tb"/>
    </style:style>
    <style:style style:family="graphic" style:name="a22">
      <style:graphic-properties fo:wrap-option="wrap" fo:padding-top="0.19567in" fo:padding-bottom="0.19567in" fo:padding-left="2.19449in" fo:padding-right="2.19449in" draw:textarea-vertical-align="middle" draw:textarea-horizontal-align="center" draw:fill="none" draw:stroke="solid" svg:stroke-width="0.00709in" svg:stroke-color="#ed7d31" draw:marker-end="a2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4">
      <style:graphic-properties fo:wrap-option="wrap" fo:padding-top="0.08543in" fo:padding-bottom="0.08543in" fo:padding-left="0.08543in" fo:padding-right="0.08543in" draw:textarea-vertical-align="middle" draw:textarea-horizontal-align="center" draw:fill="gradient" draw:fill-gradient-name="a23" draw:stroke="none" draw:auto-grow-width="false" draw:auto-grow-height="false"/>
      <style:paragraph-properties style:font-independent-line-spacing="false" style:writing-mode="lr-tb"/>
    </style:style>
    <style:style style:family="graphic" style:name="a26">
      <style:graphic-properties fo:wrap-option="wrap" fo:padding-top="0.04803in" fo:padding-bottom="0.04803in" fo:padding-left="0.20157in" fo:padding-right="0.20157in" draw:textarea-vertical-align="middle" draw:textarea-horizontal-align="center" draw:fill="none" draw:stroke="solid" svg:stroke-width="0.00709in" svg:stroke-color="#ed7d31" draw:marker-end="a2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8">
      <style:graphic-properties fo:wrap-option="wrap" fo:padding-top="0.08543in" fo:padding-bottom="0.08543in" fo:padding-left="0.08543in" fo:padding-right="0.08543in" draw:textarea-vertical-align="middle" draw:textarea-horizontal-align="center" draw:fill="gradient" draw:fill-gradient-name="a27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4803in" fo:padding-bottom="0.04803in" fo:padding-left="0.20157in" fo:padding-right="0.20157in" draw:textarea-vertical-align="middle" draw:textarea-horizontal-align="center" draw:fill="none" draw:stroke="solid" svg:stroke-width="0.00709in" svg:stroke-color="#ed7d31" draw:marker-end="a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0">
      <style:graphic-properties fo:wrap-option="wrap" fo:padding-top="0.08543in" fo:padding-bottom="0.08543in" fo:padding-left="0.08543in" fo:padding-right="0.08543in" draw:textarea-vertical-align="middle" draw:textarea-horizontal-align="center" draw:fill="gradient" draw:fill-gradient-name="a39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.08543in" fo:padding-bottom="0.08543in" fo:padding-left="0.08543in" fo:padding-right="0.08543in" draw:textarea-vertical-align="middle" draw:textarea-horizontal-align="center" draw:fill="gradient" draw:fill-gradient-name="a3" draw:stroke="none" draw:auto-grow-width="false" draw:auto-grow-height="false"/>
      <style:paragraph-properties style:font-independent-line-spacing="false" style:writing-mode="lr-tb"/>
    </style:style>
    <style:style style:family="graphic" style:name="a42">
      <style:graphic-properties fo:wrap-option="wrap" fo:padding-top="0.04803in" fo:padding-bottom="0.04803in" fo:padding-left="0.20157in" fo:padding-right="0.20157in" draw:textarea-vertical-align="middle" draw:textarea-horizontal-align="center" draw:fill="none" draw:stroke="solid" svg:stroke-width="0.00709in" svg:stroke-color="#ed7d31" draw:marker-end="a4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.04803in" fo:padding-bottom="0.04803in" fo:padding-left="0.20157in" fo:padding-right="0.20157in" draw:textarea-vertical-align="middle" draw:textarea-horizontal-align="center" draw:fill="none" draw:stroke="solid" svg:stroke-width="0.00709in" svg:stroke-color="#ed7d31" draw:marker-end="a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4">
      <style:graphic-properties fo:wrap-option="wrap" fo:padding-top="0.08543in" fo:padding-bottom="0.08543in" fo:padding-left="0.08543in" fo:padding-right="0.08543in" draw:textarea-vertical-align="middle" draw:textarea-horizontal-align="center" draw:fill="gradient" draw:fill-gradient-name="a43" draw:stroke="none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.08543in" fo:padding-bottom="0.08543in" fo:padding-left="0.08543in" fo:padding-right="0.08543in" draw:textarea-vertical-align="middle" draw:textarea-horizontal-align="center" draw:fill="gradient" draw:fill-gradient-name="a7" draw:stroke="none" draw:auto-grow-width="false" draw:auto-grow-height="false"/>
      <style:paragraph-properties style:font-independent-line-spacing="false" style:writing-mode="lr-tb"/>
    </style:style>
    <style:style style:family="graphic" style:name="a46">
      <style:graphic-properties fo:wrap-option="wrap" fo:padding-top="0.19567in" fo:padding-bottom="0.19567in" fo:padding-left="2.19449in" fo:padding-right="2.19449in" draw:textarea-vertical-align="middle" draw:textarea-horizontal-align="center" draw:fill="none" draw:stroke="solid" svg:stroke-width="0.00709in" svg:stroke-color="#ed7d31" draw:marker-end="a4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.19567in" fo:padding-bottom="0.19567in" fo:padding-left="2.19449in" fo:padding-right="2.19449in" draw:textarea-vertical-align="middle" draw:textarea-horizontal-align="center" draw:fill="none" draw:stroke="solid" svg:stroke-width="0.00709in" svg:stroke-color="#ed7d31" draw:marker-end="a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8">
      <style:graphic-properties fo:wrap-option="wrap" fo:padding-top="0.08543in" fo:padding-bottom="0.08543in" fo:padding-left="0.08543in" fo:padding-right="0.08543in" draw:textarea-vertical-align="middle" draw:textarea-horizontal-align="center" draw:fill="gradient" draw:fill-gradient-name="a47" draw:stroke="none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wrap" fo:padding-top="0.08543in" fo:padding-bottom="0.08543in" fo:padding-left="0.08543in" fo:padding-right="0.08543in" draw:textarea-vertical-align="middle" draw:textarea-horizontal-align="center" draw:fill="gradient" draw:fill-gradient-name="a11" draw:stroke="none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wrap" fo:padding-top="0.04803in" fo:padding-bottom="0.04803in" fo:padding-left="0.20157in" fo:padding-right="0.20157in" draw:textarea-vertical-align="middle" draw:textarea-horizontal-align="center" draw:fill="none" draw:stroke="solid" svg:stroke-width="0.00709in" svg:stroke-color="#ed7d31" draw:marker-end="a1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wrap" fo:padding-top="0.08543in" fo:padding-bottom="0.08543in" fo:padding-left="0.08543in" fo:padding-right="0.08543in" draw:textarea-vertical-align="middle" draw:textarea-horizontal-align="center" draw:fill="gradient" draw:fill-gradient-name="a15" draw:stroke="none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wrap" fo:padding-top="0.04803in" fo:padding-bottom="0.04803in" fo:padding-left="0.20157in" fo:padding-right="0.20157in" draw:textarea-vertical-align="middle" draw:textarea-horizontal-align="center" draw:fill="none" draw:stroke="solid" svg:stroke-width="0.00709in" svg:stroke-color="#ed7d31" draw:marker-end="a1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0">
      <style:graphic-properties fo:wrap-option="wrap" fo:padding-top="0.04803in" fo:padding-bottom="0.04803in" fo:padding-left="0.20157in" fo:padding-right="0.20157in" draw:textarea-vertical-align="middle" draw:textarea-horizontal-align="center" draw:fill="none" draw:stroke="solid" svg:stroke-width="0.00709in" svg:stroke-color="#ed7d31" draw:marker-end="a2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2">
      <style:graphic-properties fo:wrap-option="wrap" fo:padding-top="0.08543in" fo:padding-bottom="0.08543in" fo:padding-left="0.08543in" fo:padding-right="0.08543in" draw:textarea-vertical-align="middle" draw:textarea-horizontal-align="center" draw:fill="gradient" draw:fill-gradient-name="a31" draw:stroke="none" draw:auto-grow-width="false" draw:auto-grow-height="false"/>
      <style:paragraph-properties style:font-independent-line-spacing="false" style:writing-mode="lr-tb"/>
    </style:style>
    <style:style style:family="graphic" style:name="a34">
      <style:graphic-properties fo:wrap-option="wrap" fo:padding-top="0.19567in" fo:padding-bottom="0.19567in" fo:padding-left="2.19449in" fo:padding-right="2.19449in" draw:textarea-vertical-align="middle" draw:textarea-horizontal-align="center" draw:fill="none" draw:stroke="solid" svg:stroke-width="0.00709in" svg:stroke-color="#ed7d31" draw:marker-end="a3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6">
      <style:graphic-properties fo:wrap-option="wrap" fo:padding-top="0.08543in" fo:padding-bottom="0.08543in" fo:padding-left="0.08543in" fo:padding-right="0.08543in" draw:textarea-vertical-align="middle" draw:textarea-horizontal-align="center" draw:fill="gradient" draw:fill-gradient-name="a35" draw:stroke="none" draw:auto-grow-width="false" draw:auto-grow-height="false"/>
      <style:paragraph-properties style:font-independent-line-spacing="false" style:writing-mode="lr-tb"/>
    </style:style>
    <style:style style:family="graphic" style:name="a38">
      <style:graphic-properties fo:wrap-option="wrap" fo:padding-top="0.04803in" fo:padding-bottom="0.04803in" fo:padding-left="0.20157in" fo:padding-right="0.20157in" draw:textarea-vertical-align="middle" draw:textarea-horizontal-align="center" draw:fill="none" draw:stroke="solid" svg:stroke-width="0.00709in" svg:stroke-color="#ed7d31" draw:marker-end="a3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0">
      <style:graphic-properties fo:wrap-option="wrap" fo:padding-top="0.08543in" fo:padding-bottom="0.08543in" fo:padding-left="0.08543in" fo:padding-right="0.08543in" draw:textarea-vertical-align="middle" draw:textarea-horizontal-align="center" draw:fill="gradient" draw:fill-gradient-name="a49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able:table table:style-name="Table6">
        <table:table-columns>
          <table:table-column table:style-name="TableColumn7"/>
        </table:table-columns>
        <table:table-row table:style-name="TableRow8">
          <table:table-cell table:style-name="TableCell9">
            <text:p text:style-name="P10"><text:bookmark-start text:name="docs-internal-guid-c4193d81-7fff-49ae-5f"/><text:bookmark-end text:name="docs-internal-guid-c4193d81-7fff-49ae-5f"/><text:span text:style-name="T11">Título: Convênio</text:span><text:span text:style-name="T12">.</text:span></text:p>
            <text:p text:style-name="P13"><text:span text:style-name="T14">Acordo de Cooperação Técnica</text:span></text:p>
          </table:table-cell>
        </table:table-row>
      </table:table>
      <text:p text:style-name="P15"/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able:table table:style-name="Table21">
              <table:table-columns>
                <table:table-column table:style-name="TableColumn22"/>
              </table:table-columns>
              <table:table-row table:style-name="TableRow23">
                <table:table-cell table:style-name="TableCell24">
                  <text:p text:style-name="P25"><text:bookmark-start text:name="docs-internal-guid-3d6dd7aa-7fff-9de8-e9"/><text:bookmark-end text:name="docs-internal-guid-3d6dd7aa-7fff-9de8-e9"/>Público-Alvo:</text:p>
                  <text:p text:style-name="P26">CBMAL e Órgão cooperado</text:p>
                </table:table-cell>
              </table:table-row>
            </table:table>
            <text:p text:style-name="TableContents"/>
          </table:table-cell>
          <table:table-cell table:style-name="TableCell27">
            <table:table table:style-name="Table28">
              <table:table-columns>
                <table:table-column table:style-name="TableColumn29"/>
              </table:table-columns>
              <table:table-row table:style-name="TableRow30">
                <table:table-cell table:style-name="TableCell31">
                  <text:p text:style-name="P32"><text:bookmark-start text:name="docs-internal-guid-c20ac4eb-7fff-e406-67"/><text:bookmark-end text:name="docs-internal-guid-c20ac4eb-7fff-e406-67"/>Órgão/Setor responsável:</text:p>
                  <text:p text:style-name="P33">APO.</text:p>
                </table:table-cell>
              </table:table-row>
            </table:table>
            <text:p text:style-name="TableContents"/>
          </table:table-cell>
        </table:table-row>
      </table:table>
      <text:p text:style-name="P34"/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able:table table:style-name="Table40">
              <table:table-columns>
                <table:table-column table:style-name="TableColumn41"/>
              </table:table-columns>
              <table:table-row table:style-name="TableRow42">
                <table:table-cell table:style-name="TableCell43">
                  <text:p text:style-name="P44"><text:bookmark-start text:name="docs-internal-guid-e0c61735-7fff-27ef-72"/><text:bookmark-end text:name="docs-internal-guid-e0c61735-7fff-27ef-72"/>Data da 1ª edição: </text:p>
                  <text:p text:style-name="P45">14/01/2026.</text:p>
                </table:table-cell>
              </table:table-row>
            </table:table>
            <text:p text:style-name="TableContents"/>
          </table:table-cell>
          <table:table-cell table:style-name="TableCell46">
            <table:table table:style-name="Table47">
              <table:table-columns>
                <table:table-column table:style-name="TableColumn48"/>
              </table:table-columns>
              <table:table-row table:style-name="TableRow49">
                <table:table-cell table:style-name="TableCell50">
                  <text:p text:style-name="P51"><text:bookmark-start text:name="docs-internal-guid-283d217a-7fff-7f79-31"/><text:bookmark-end text:name="docs-internal-guid-283d217a-7fff-7f79-31"/>Data da revisão: </text:p>
                  <text:p text:style-name="P52">14/01/2026. (Semestral)</text:p>
                </table:table-cell>
              </table:table-row>
            </table:table>
            <text:p text:style-name="Normal"/>
          </table:table-cell>
        </table:table-row>
      </table:table>
      <text:p text:style-name="P53"/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able:table table:style-name="Table60">
              <table:table-columns>
                <table:table-column table:style-name="TableColumn61"/>
              </table:table-columns>
              <table:table-row table:style-name="TableRow62">
                <table:table-cell table:style-name="TableCell63">
                  <text:p text:style-name="P64"><text:bookmark-start text:name="docs-internal-guid-569c77f1-7fff-ffc5-20"/><text:bookmark-end text:name="docs-internal-guid-569c77f1-7fff-ffc5-20"/>Grau de sigilo:</text:p>
                  <text:p text:style-name="P65">Público.</text:p>
                </table:table-cell>
              </table:table-row>
            </table:table>
            <text:p text:style-name="TableContents"/>
          </table:table-cell>
          <table:table-cell table:style-name="TableCell66">
            <table:table table:style-name="Table67">
              <table:table-columns>
                <table:table-column table:style-name="TableColumn68"/>
              </table:table-columns>
              <table:table-row table:style-name="TableRow69">
                <table:table-cell table:style-name="TableCell70">
                  <text:p text:style-name="P71"><text:bookmark-start text:name="docs-internal-guid-52979153-7fff-3385-42"/><text:bookmark-end text:name="docs-internal-guid-52979153-7fff-3385-42"/>Número: </text:p>
                  <text:p text:style-name="P72">PAP n.º 07.</text:p>
                </table:table-cell>
              </table:table-row>
            </table:table>
            <text:p text:style-name="TableContents"/>
          </table:table-cell>
          <table:table-cell table:style-name="TableCell73">
            <table:table table:style-name="Table74">
              <table:table-columns>
                <table:table-column table:style-name="TableColumn75"/>
              </table:table-columns>
              <table:table-row table:style-name="TableRow76">
                <table:table-cell table:style-name="TableCell77">
                  <text:p text:style-name="P78"><text:bookmark-start text:name="docs-internal-guid-d4da9f6d-7fff-6877-e2"/><text:bookmark-end text:name="docs-internal-guid-d4da9f6d-7fff-6877-e2"/>Versão: </text:p>
                  <text:p text:style-name="P79">1.0</text:p>
                </table:table-cell>
              </table:table-row>
            </table:table>
            <text:p text:style-name="TableContents"/>
          </table:table-cell>
        </table:table-row>
      </table:table>
      <text:p text:style-name="P80"/>
      <table:table table:style-name="Table81">
        <table:table-columns>
          <table:table-column table:style-name="TableColumn82"/>
        </table:table-columns>
        <table:table-row table:style-name="TableRow83">
          <table:table-cell table:style-name="TableCell84">
            <text:p text:style-name="P85"><text:bookmark-start text:name="docs-internal-guid-c9eb4557-7fff-6322-cd"/><text:bookmark-end text:name="docs-internal-guid-c9eb4557-7fff-6322-cd"/>Responsável técnico pela elaboração:</text:p>
            <text:p text:style-name="P86">Capitão Pércia – Chefe da Seção de<text:s/>Captação de Recursos</text:p>
            <text:p text:style-name="P87">2º Tenente Sóstenes – Auxiliar da Seção de Captação de Recursos</text:p>
          </table:table-cell>
        </table:table-row>
      </table:table>
      <text:p text:style-name="Standard"/>
      <table:table table:style-name="Table88">
        <table:table-columns>
          <table:table-column table:style-name="TableColumn89"/>
        </table:table-columns>
        <table:table-row table:style-name="TableRow90">
          <table:table-cell table:style-name="TableCell91">
            <text:p text:style-name="P92"><text:bookmark-start text:name="docs-internal-guid-ffdbd40b-7fff-2770-66"/><text:bookmark-end text:name="docs-internal-guid-ffdbd40b-7fff-2770-66"/>Objetivo do procedimento</text:p>
          </table:table-cell>
        </table:table-row>
      </table:table>
      <text:p text:style-name="P93"/>
      <table:table table:style-name="Table94">
        <table:table-columns>
          <table:table-column table:style-name="TableColumn95"/>
        </table:table-columns>
        <table:table-row table:style-name="TableRow96">
          <table:table-cell table:style-name="TableCell97">
            <text:p text:style-name="P98"><text:bookmark-start text:name="docs-internal-guid-be78affb-7fff-901c-8a"/><text:bookmark-end text:name="docs-internal-guid-be78affb-7fff-901c-8a"/><text:span text:style-name="T99"><text:s text:c="12"/></text:span><text:span text:style-name="T100">Estabelecer os critérios administrativos para formalização dos<text:s/></text:span><text:span text:style-name="T101">acordos de cooperação técnica</text:span><text:span text:style-name="T102"><text:s/></text:span><text:span text:style-name="T103">no âmbito</text:span><text:span text:style-name="T104"><text:s/></text:span><text:span text:style-name="T105">d</text:span><text:span text:style-name="T106">o Corpo de Bombeiros Militar de Alagoas.</text:span></text:p>
          </table:table-cell>
        </table:table-row>
      </table:table>
      <text:p text:style-name="Standard"/>
      <table:table table:style-name="Table107">
        <table:table-columns>
          <table:table-column table:style-name="TableColumn108"/>
        </table:table-columns>
        <table:table-row table:style-name="TableRow109">
          <table:table-cell table:style-name="TableCell110">
            <text:p text:style-name="P111"><text:bookmark-start text:name="docs-internal-guid-ad5fd529-7fff-3cb3-d2"/><text:bookmark-end text:name="docs-internal-guid-ad5fd529-7fff-3cb3-d2"/>Sequência de Ações / Responsável</text:p>
          </table:table-cell>
        </table:table-row>
      </table:table>
      <text:p text:style-name="P112"/>
      <table:table table:style-name="Table113">
        <table:table-columns>
          <table:table-column table:style-name="TableColumn114"/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p text:style-name="P119">Ordem</text:p>
          </table:table-cell>
          <table:table-cell table:style-name="TableCell120">
            <text:p text:style-name="P121"><text:bookmark-start text:name="docs-internal-guid-2b734f2e-7fff-1c6e-d8"/><text:bookmark-end text:name="docs-internal-guid-2b734f2e-7fff-1c6e-d8"/>Ação</text:p>
          </table:table-cell>
          <table:table-cell table:style-name="TableCell122">
            <text:p text:style-name="P123"><text:bookmark-start text:name="docs-internal-guid-26d2201a-7fff-32e8-a2"/><text:bookmark-end text:name="docs-internal-guid-26d2201a-7fff-32e8-a2"/><text:span text:style-name="T124">Responsável</text:span></text:p>
          </table:table-cell>
        </table:table-row>
        <table:table-row table:style-name="TableRow125">
          <table:table-cell table:style-name="TableCell126">
            <text:p text:style-name="P127">1º</text:p>
            <text:p text:style-name="P128"/>
            <text:p text:style-name="P129"/>
            <text:p text:style-name="P130">2°</text:p>
          </table:table-cell>
          <table:table-cell table:style-name="TableCell131">
            <text:p text:style-name="P132"><text:bookmark-start text:name="docs-internal-guid-8abd9cd4-7fff-7e5f-a4"/><text:bookmark-end text:name="docs-internal-guid-8abd9cd4-7fff-7e5f-a4"/><text:span text:style-name="T133">Instrução: Identificação da necessidade e apresentação da motivação administrativa</text:span></text:p>
            <text:p text:style-name="P134"/>
            <text:p text:style-name="P135"><text:span text:style-name="T136">Elaboração de Minutas</text:span></text:p>
          </table:table-cell>
          <table:table-cell table:style-name="TableCell137">
            <text:p text:style-name="P138">Qualquer setor que verificar a necessidade administrativa</text:p>
            <text:p text:style-name="P139"/>
            <text:p text:style-name="P140"/>
            <text:p text:style-name="P141"><text:span text:style-name="T142">Setor Demandante</text:span></text:p>
          </table:table-cell>
        </table:table-row>
        <table:table-row table:style-name="TableRow143"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3º</text:p>
          </table:table-cell>
          <table:table-cell table:style-name="TableCell153">
            <text:p text:style-name="P154">Despachos Internos</text:p>
          </table:table-cell>
          <table:table-cell table:style-name="TableCell155">
            <text:p text:style-name="P156">SCR/APO</text:p>
          </table:table-cell>
        </table:table-row>
        <table:table-row table:style-name="TableRow157">
          <table:table-cell table:style-name="TableCell158">
            <text:p text:style-name="P159">4º</text:p>
          </table:table-cell>
          <table:table-cell table:style-name="TableCell160">
            <text:p text:style-name="P161">Oficiar ao órgão do Acordo de Cooperação Técnica</text:p>
          </table:table-cell>
          <table:table-cell table:style-name="TableCell162">
            <text:p text:style-name="P163">SCR/APO e GCG</text:p>
          </table:table-cell>
        </table:table-row>
        <table:table-row table:style-name="TableRow164">
          <table:table-cell table:style-name="TableCell165">
            <text:p text:style-name="P166">5º</text:p>
          </table:table-cell>
          <table:table-cell table:style-name="TableCell167">
            <text:p text:style-name="P168">Após retorno, encaminhar para PGE</text:p>
          </table:table-cell>
          <table:table-cell table:style-name="TableCell169">
            <text:p text:style-name="P170">SCR/APO</text:p>
          </table:table-cell>
        </table:table-row>
        <table:table-row table:style-name="TableRow171">
          <table:table-cell table:style-name="TableCell172">
            <text:p text:style-name="P173">6º</text:p>
          </table:table-cell>
          <table:table-cell table:style-name="TableCell174">
            <text:p text:style-name="P175">Após a aprovação jurídica encaminhar para a<text:s/>CPOF</text:p>
          </table:table-cell>
          <table:table-cell table:style-name="TableCell176">
            <text:p text:style-name="P177">SCR/APO</text:p>
          </table:table-cell>
        </table:table-row>
        <table:table-row table:style-name="TableRow178">
          <table:table-cell table:style-name="TableCell179">
            <text:p text:style-name="P180">7º</text:p>
          </table:table-cell>
          <table:table-cell table:style-name="TableCell181">
            <text:p text:style-name="P182">Após a aprovação da CPOF<text:s/>Encaminhar<text:s/>o processo para SEGOV</text:p>
          </table:table-cell>
          <table:table-cell table:style-name="TableCell183">
            <text:p text:style-name="P184">SCR/APO</text:p>
          </table:table-cell>
        </table:table-row>
        <table:table-row table:style-name="TableRow185">
          <table:table-cell table:style-name="TableCell186">
            <text:p text:style-name="P187">8º</text:p>
          </table:table-cell>
          <table:table-cell table:style-name="TableCell188">
            <text:p text:style-name="P189">Colhimento das assinaturas</text:p>
          </table:table-cell>
          <table:table-cell table:style-name="TableCell190">
            <text:p text:style-name="P191">SCR/APO e GCG</text:p>
          </table:table-cell>
        </table:table-row>
        <table:table-row table:style-name="TableRow192">
          <table:table-cell table:style-name="TableCell193">
            <text:p text:style-name="P194">9º</text:p>
          </table:table-cell>
          <table:table-cell table:style-name="TableCell195">
            <text:p text:style-name="P196">Publicação do extrato do<text:s/>acordo de cooperação técnica</text:p>
            <text:p text:style-name="P197"/>
          </table:table-cell>
          <table:table-cell table:style-name="TableCell198">
            <text:p text:style-name="P199">SCR/APO e GCG</text:p>
          </table:table-cell>
        </table:table-row>
        <text:soft-page-break/>
        <table:table-row table:style-name="TableRow200">
          <table:table-cell table:style-name="TableCell201">
            <text:p text:style-name="P202">10º</text:p>
            <text:p text:style-name="P203"/>
            <text:p text:style-name="P204">11°</text:p>
            <text:p text:style-name="P205">12°</text:p>
            <text:p text:style-name="P206">13°</text:p>
          </table:table-cell>
          <table:table-cell table:style-name="TableCell207">
            <text:p text:style-name="P208">Encaminhamento do<text:s/>acordo de cooperação técnica<text:s/>para os órgãos de controle (ALE, TCE)</text:p>
            <text:p text:style-name="P209">Elaboração de portaria do gestor</text:p>
            <text:p text:style-name="P210">Encaminhamento de processo para unidade do gestor</text:p>
            <text:p text:style-name="P211">Encerramento</text:p>
          </table:table-cell>
          <table:table-cell table:style-name="TableCell212">
            <text:p text:style-name="P213">SCR/APO e GCG</text:p>
            <text:p text:style-name="P214"/>
            <text:p text:style-name="P215">SCR/APO e GCG</text:p>
            <text:p text:style-name="P216">SCR/APO</text:p>
            <text:p text:style-name="P217">SCR/APO</text:p>
          </table:table-cell>
        </table:table-row>
      </table:table>
      <text:p text:style-name="Standard"/>
      <text:p text:style-name="Standard"/>
      <table:table table:style-name="Table218">
        <table:table-columns>
          <table:table-column table:style-name="TableColumn219"/>
        </table:table-columns>
        <table:table-row table:style-name="TableRow220">
          <table:table-cell table:style-name="TableCell221">
            <text:p text:style-name="P222"><text:bookmark-start text:name="docs-internal-guid-106feef8-7fff-ae1a-48"/><text:bookmark-end text:name="docs-internal-guid-106feef8-7fff-ae1a-48"/>Recursos necessários</text:p>
          </table:table-cell>
        </table:table-row>
      </table:table>
      <text:p text:style-name="P223"/>
      <table:table table:style-name="Table224">
        <table:table-columns>
          <table:table-column table:style-name="TableColumn225"/>
        </table:table-columns>
        <table:table-row table:style-name="TableRow226">
          <table:table-cell table:style-name="TableCell227">
            <text:list text:style-name="LFO1" text:continue-numbering="true">
              <text:list-item>
                <text:p text:style-name="P228">Computador, Impressora;</text:p>
              </text:list-item>
              <text:list-item>
                <text:p text:style-name="P229"><text:span text:style-name="T230">Acesso à internet, sistema interno (Intranet CBMAL), TransfereGov e SEI/AL).</text:span></text:p>
              </text:list-item>
            </text:list>
          </table:table-cell>
        </table:table-row>
      </table:table>
      <text:p text:style-name="Standard"/>
      <table:table table:style-name="Table231">
        <table:table-columns>
          <table:table-column table:style-name="TableColumn232"/>
        </table:table-columns>
        <table:table-row table:style-name="TableRow233">
          <table:table-cell table:style-name="TableCell234">
            <text:p text:style-name="P235"><text:bookmark-start text:name="docs-internal-guid-7c9bf071-7fff-7d39-2a"/><text:bookmark-end text:name="docs-internal-guid-7c9bf071-7fff-7d39-2a"/>Cuidados importantes</text:p>
          </table:table-cell>
        </table:table-row>
      </table:table>
      <text:p text:style-name="P236"/>
      <table:table table:style-name="Table237">
        <table:table-columns>
          <table:table-column table:style-name="TableColumn238"/>
        </table:table-columns>
        <table:table-row table:style-name="TableRow239">
          <table:table-cell table:style-name="TableCell240">
            <text:list text:style-name="LFO2" text:continue-numbering="true">
              <text:list-item>
                <text:p text:style-name="P241"><text:span text:style-name="T242">Realizar a sequência preestabelecida para o processo;</text:span></text:p>
              </text:list-item>
              <text:list-item>
                <text:p text:style-name="P243"><text:span text:style-name="T244">Verificar as atualizações semestrais devidas ao gestor</text:span><text:span text:style-name="T245">;</text:span></text:p>
              </text:list-item>
              <text:list-item>
                <text:p text:style-name="P246"><text:span text:style-name="T247">Todo portfólio dos documentos está armazenado no processo<text:s/></text:span><text:span text:style-name="T248">E:01203.0000016614/2024</text:span><text:span text:style-name="T249">;</text:span></text:p>
              </text:list-item>
              <text:list-item>
                <text:p text:style-name="P250"/>
              </text:list-item>
            </text:list>
          </table:table-cell>
        </table:table-row>
      </table:table>
      <text:p text:style-name="Standard"/>
      <table:table table:style-name="Table251">
        <table:table-columns>
          <table:table-column table:style-name="TableColumn252"/>
        </table:table-columns>
        <table:table-row table:style-name="TableRow253">
          <table:table-cell table:style-name="TableCell254">
            <text:p text:style-name="P255">Referências</text:p>
          </table:table-cell>
        </table:table-row>
      </table:table>
      <text:p text:style-name="P256"/>
      <table:table table:style-name="Table257">
        <table:table-columns>
          <table:table-column table:style-name="TableColumn258"/>
        </table:table-columns>
        <table:table-row table:style-name="TableRow259">
          <table:table-cell table:style-name="TableCell260">
            <text:list text:style-name="LFO5" text:continue-numbering="true">
              <text:list-item>
                <text:p text:style-name="P261"><text:span text:style-name="T262">Lei</text:span><text:span text:style-name="T263"><text:s/>nº</text:span><text:span text:style-name="T264"><text:s/>13.425/2017</text:span><text:span text:style-name="T265"><text:s/>-<text:s/></text:span><text:span text:style-name="T266">Estabelece diretrizes gerais sobre medidas de prevenção e combate a incêndio e a desastres em estabelecimentos, edificações e áreas de reunião de público; altera as Leis nº </text:span><text:span text:style-name="T267">s </text:span><text:span text:style-name="T268">8.078, de 11 de setembro de 1990, e 10.406, de 10 de janeiro de 2002 – Código Civil; e dá outras providências</text:span><text:span text:style-name="T269">;</text:span></text:p>
              </text:list-item>
            </text:list>
            <text:p text:style-name="P270"/>
            <text:list text:style-name="LFO3" text:continue-numbering="true">
              <text:list-item>
                <text:p text:style-name="P271"><text:span text:style-name="T272">Lei nº 13.019/2014</text:span><text:span text:style-name="T273"><text:s/>-<text:s/></text:span><text:span text:style-name="T274">Estabelece o regime jurídico das parcerias entre a administração pública e as organizações da sociedade civil, em regime de mútua cooperação, para a consecução de finalidades de interesse público e recíproco, mediante a execução de atividades ou de projetos previamente estabelecidos em planos de trabalho inseridos em termos de colaboração, em termos de fomento ou em acordos de cooperação; define diretrizes para a política de fomento, de colaboração e de cooperação com organizações da sociedade civil; e altera as Leis nºs 8.429, de 2 de junho de 1992, e 9.790, de 23 de março de 1999.</text:span></text:p>
              </text:list-item>
            </text:list>
            <text:p text:style-name="P275"/>
            <text:list text:style-name="LFO3" text:continue-numbering="true">
              <text:list-item>
                <text:p text:style-name="P276"><text:span text:style-name="T277">Decreto nº <text:s/>69.902/2020</text:span><text:span text:style-name="T278"><text:s/>– Regulamenta, no âmbito do Estado de Alagoas a Lei Federal nº 13.019, de 31 de julho de 2014, para dispor sobre regras e procedimentos do regime jurídico das parcerias celebradas entre a Administração pública estadual e as organizações da sociedade civil, e dá outras providências.</text:span></text:p>
              </text:list-item>
            </text:list>
            <text:p text:style-name="P279"/>
            <text:p text:style-name="P280"/>
            <text:list text:style-name="LFO3" text:continue-numbering="true">
              <text:list-item>
                <text:p text:style-name="P281"><text:span text:style-name="T282">Decreto 101.836/2025</text:span><text:span text:style-name="T283"><text:s/>– Dispõe sobre convênios relativos às transferências de recursos do Estado de Alagoas e sobre parcerias sem transferência de recursos, por meio da celebração de Acordos de Cooperação Técnica ou Acordos de Adesão</text:span><text:span text:style-name="T284">;</text:span></text:p>
              </text:list-item>
            </text:list>
            <text:p text:style-name="P285"/>
            <text:list text:style-name="LFO5" text:continue-numbering="true">
              <text:list-item>
                <text:p text:style-name="P286"><text:span text:style-name="T287">Lei 13.709/2018</text:span><text:span text:style-name="T288"><text:s/>- Lei Geral de Proteção de Dados Pessoais;</text:span></text:p>
              </text:list-item>
            </text:list>
            <text:p text:style-name="P289"><text:span text:style-name="T290">Assinatura digital do Responsável</text:span><text:span text:style-name="T291"><text:s/>pelo PAP</text:span></text:p>
            <text:p text:style-name="P292"/>
          </table:table-cell>
        </table:table-row>
        <table:table-row table:style-name="TableRow293"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/>
          </table:table-cell>
        </table:table-row>
        <table:table-row table:style-name="TableRow302">
          <table:table-cell table:style-name="TableCell303">
            <text:p text:style-name="P304"/>
          </table:table-cell>
        </table:table-row>
      </table:table>
      <text:p text:style-name="P305"><draw:g draw:z-index="3" draw:name="Diagrama 1" draw:id="id25" draw:style-name="a51" text:anchor-type="paragraph"><svg:title/><svg:desc/><draw:custom-shape svg:x="1.86457in" svg:y="1.61181in" svg:width="0.39606in" svg:height="0.10039in" draw:id="id0" draw:style-name="a2" draw:name="Forma Livre: Forma 1198770724"><svg:title/><svg:desc/><text:p text:style-name="Normal"/><draw:enhanced-geometry draw:type="non-primitive" svg:viewBox="0 0 361992 91440" draw:enhanced-path="M ?f0 ?f3 L ?f1 ?f3 N" draw:text-areas="?f14 ?f16 ?f15 ?f17" draw:glue-points="?f18 ?f19 ?f20 ?f19" draw:glue-point-leaving-directions="-0, -0"><draw:equation draw:name="f0" draw:formula="0"/><draw:equation draw:name="f1" draw:formula="361992"/><draw:equation draw:name="f2" draw:formula="91440"/><draw:equation draw:name="f3" draw:formula="45720"/><draw:equation draw:name="f4" draw:formula="?f2 - ?f0"/><draw:equation draw:name="f5" draw:formula="?f1 - ?f0"/><draw:equation draw:name="f6" draw:formula="?f5 / 361992"/><draw:equation draw:name="f7" draw:formula="?f4 / 91440"/><draw:equation draw:name="f8" draw:formula="0 * ?f5"/><draw:equation draw:name="f9" draw:formula="45720 * ?f4"/><draw:equation draw:name="f10" draw:formula="361992 * ?f5"/><draw:equation draw:name="f11" draw:formula="?f8 / 361992"/><draw:equation draw:name="f12" draw:formula="?f9 / 91440"/><draw:equation draw:name="f13" draw:formula="?f10 / 361992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0in" svg:y="1.10157in" svg:width="1.86614in" svg:height="1.11969in" draw:id="id1" draw:style-name="a4" draw:name="Forma Livre: Forma 2003014014"><svg:title/><svg:desc/><text:p text:style-name="P306">1º PASSO:<text:s/>INSTRUÇÃO: IDENTIFICAÇÃO DA NECESSIDADE E APRESENTAÇÃO DA MOTIVAÇÃO ADMINISTRATIVA</text:p><text:p text:style-name="P307"/><draw:enhanced-geometry draw:type="non-primitive" svg:viewBox="0 0 1706923 1024154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1706923"/><draw:equation draw:name="f2" draw:formula="1024154"/><draw:equation draw:name="f3" draw:formula="?f2 - ?f0"/><draw:equation draw:name="f4" draw:formula="?f1 - ?f0"/><draw:equation draw:name="f5" draw:formula="?f4 / 1706923"/><draw:equation draw:name="f6" draw:formula="?f3 / 1024154"/><draw:equation draw:name="f7" draw:formula="0 * ?f4"/><draw:equation draw:name="f8" draw:formula="0 * ?f3"/><draw:equation draw:name="f9" draw:formula="1706923 * ?f4"/><draw:equation draw:name="f10" draw:formula="1024154 * ?f3"/><draw:equation draw:name="f11" draw:formula="?f7 / 1706923"/><draw:equation draw:name="f12" draw:formula="?f8 / 1024154"/><draw:equation draw:name="f13" draw:formula="?f9 / 1706923"/><draw:equation draw:name="f14" draw:formula="?f10 / 1024154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4.16102in" svg:y="1.61181in" svg:width="0.39606in" svg:height="0.10039in" draw:id="id2" draw:style-name="a6" draw:name="Forma Livre: Forma 1023510092"><svg:title/><svg:desc/><text:p text:style-name="Normal"/><draw:enhanced-geometry draw:type="non-primitive" svg:viewBox="0 0 361992 91440" draw:enhanced-path="M ?f0 ?f3 L ?f1 ?f3 N" draw:text-areas="?f14 ?f16 ?f15 ?f17" draw:glue-points="?f18 ?f19 ?f20 ?f19" draw:glue-point-leaving-directions="-0, -0"><draw:equation draw:name="f0" draw:formula="0"/><draw:equation draw:name="f1" draw:formula="361992"/><draw:equation draw:name="f2" draw:formula="91440"/><draw:equation draw:name="f3" draw:formula="45720"/><draw:equation draw:name="f4" draw:formula="?f2 - ?f0"/><draw:equation draw:name="f5" draw:formula="?f1 - ?f0"/><draw:equation draw:name="f6" draw:formula="?f5 / 361992"/><draw:equation draw:name="f7" draw:formula="?f4 / 91440"/><draw:equation draw:name="f8" draw:formula="0 * ?f5"/><draw:equation draw:name="f9" draw:formula="45720 * ?f4"/><draw:equation draw:name="f10" draw:formula="361992 * ?f5"/><draw:equation draw:name="f11" draw:formula="?f8 / 361992"/><draw:equation draw:name="f12" draw:formula="?f9 / 91440"/><draw:equation draw:name="f13" draw:formula="?f10 / 361992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2.29646in" svg:y="1.10157in" svg:width="1.86614in" svg:height="1.11969in" draw:id="id3" draw:style-name="a8" draw:name="Forma Livre: Forma 1160140081"><svg:title/><svg:desc/><text:p text:style-name="P308"><text:span text:style-name="T309">2</text:span><text:span text:style-name="T310">º PASSO:<text:s/></text:span><text:span text:style-name="T311">ELABORAÇÃO DE MINUTAS</text:span></text:p><draw:enhanced-geometry draw:type="non-primitive" svg:viewBox="0 0 1706923 1024154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1706923"/><draw:equation draw:name="f2" draw:formula="1024154"/><draw:equation draw:name="f3" draw:formula="?f2 - ?f0"/><draw:equation draw:name="f4" draw:formula="?f1 - ?f0"/><draw:equation draw:name="f5" draw:formula="?f4 / 1706923"/><draw:equation draw:name="f6" draw:formula="?f3 / 1024154"/><draw:equation draw:name="f7" draw:formula="0 * ?f4"/><draw:equation draw:name="f8" draw:formula="0 * ?f3"/><draw:equation draw:name="f9" draw:formula="1706923 * ?f4"/><draw:equation draw:name="f10" draw:formula="1024154 * ?f3"/><draw:equation draw:name="f11" draw:formula="?f7 / 1706923"/><draw:equation draw:name="f12" draw:formula="?f8 / 1024154"/><draw:equation draw:name="f13" draw:formula="?f9 / 1706923"/><draw:equation draw:name="f14" draw:formula="?f10 / 1024154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0.93346in" svg:y="2.21969in" svg:width="4.59213in" svg:height="0.39606in" draw:id="id4" draw:style-name="a10" draw:name="Forma Livre: Forma 1090129021"><svg:title/><svg:desc/><text:p text:style-name="Normal"/><draw:enhanced-geometry draw:type="non-primitive" svg:viewBox="0 0 4199032 361992" draw:enhanced-path="M ?f1 ?f0 L ?f1 ?f3 ?f0 ?f3 ?f0 ?f2 N" draw:text-areas="?f18 ?f20 ?f19 ?f21" draw:glue-points="?f22 ?f23 ?f22 ?f24 ?f25 ?f24 ?f25 ?f26" draw:glue-point-leaving-directions="-0, -0, -0, -0"><draw:equation draw:name="f0" draw:formula="0"/><draw:equation draw:name="f1" draw:formula="4199032"/><draw:equation draw:name="f2" draw:formula="361992"/><draw:equation draw:name="f3" draw:formula="198096"/><draw:equation draw:name="f4" draw:formula="?f2 - ?f0"/><draw:equation draw:name="f5" draw:formula="?f1 - ?f0"/><draw:equation draw:name="f6" draw:formula="?f5 / 4199032"/><draw:equation draw:name="f7" draw:formula="?f4 / 361992"/><draw:equation draw:name="f8" draw:formula="4199032 * ?f5"/><draw:equation draw:name="f9" draw:formula="0 * ?f4"/><draw:equation draw:name="f10" draw:formula="198096 * ?f4"/><draw:equation draw:name="f11" draw:formula="0 * ?f5"/><draw:equation draw:name="f12" draw:formula="361992 * ?f4"/><draw:equation draw:name="f13" draw:formula="?f8 / 4199032"/><draw:equation draw:name="f14" draw:formula="?f9 / 361992"/><draw:equation draw:name="f15" draw:formula="?f10 / 361992"/><draw:equation draw:name="f16" draw:formula="?f11 / 4199032"/><draw:equation draw:name="f17" draw:formula="?f12 / 361992"/><draw:equation draw:name="f18" draw:formula="?f0 / ?f6"/><draw:equation draw:name="f19" draw:formula="?f1 / ?f6"/><draw:equation draw:name="f20" draw:formula="?f0 / ?f7"/><draw:equation draw:name="f21" draw:formula="?f2 / ?f7"/><draw:equation draw:name="f22" draw:formula="?f13 / ?f6"/><draw:equation draw:name="f23" draw:formula="?f14 / ?f7"/><draw:equation draw:name="f24" draw:formula="?f15 / ?f7"/><draw:equation draw:name="f25" draw:formula="?f16 / ?f6"/><draw:equation draw:name="f26" draw:formula="?f17 / ?f7"/></draw:enhanced-geometry></draw:custom-shape><draw:custom-shape svg:x="4.59252in" svg:y="1.10157in" svg:width="1.86614in" svg:height="1.11969in" draw:id="id5" draw:style-name="a12" draw:name="Forma Livre: Forma 878160325"><svg:title/><svg:desc/><text:p text:style-name="P312"><text:span text:style-name="T313">3</text:span><text:span text:style-name="T314">º PASSO: DESPACHOS INTERNOS</text:span></text:p><draw:enhanced-geometry draw:type="non-primitive" svg:viewBox="0 0 1706923 1024154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1706923"/><draw:equation draw:name="f2" draw:formula="1024154"/><draw:equation draw:name="f3" draw:formula="?f2 - ?f0"/><draw:equation draw:name="f4" draw:formula="?f1 - ?f0"/><draw:equation draw:name="f5" draw:formula="?f4 / 1706923"/><draw:equation draw:name="f6" draw:formula="?f3 / 1024154"/><draw:equation draw:name="f7" draw:formula="0 * ?f4"/><draw:equation draw:name="f8" draw:formula="0 * ?f3"/><draw:equation draw:name="f9" draw:formula="1706923 * ?f4"/><draw:equation draw:name="f10" draw:formula="1024154 * ?f3"/><draw:equation draw:name="f11" draw:formula="?f7 / 1706923"/><draw:equation draw:name="f12" draw:formula="?f8 / 1024154"/><draw:equation draw:name="f13" draw:formula="?f9 / 1706923"/><draw:equation draw:name="f14" draw:formula="?f10 / 1024154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1.86457in" svg:y="3.16142in" svg:width="0.39606in" svg:height="0.10039in" draw:id="id6" draw:style-name="a14" draw:name="Forma Livre: Forma 176090560"><svg:title/><svg:desc/><text:p text:style-name="Normal"/><draw:enhanced-geometry draw:type="non-primitive" svg:viewBox="0 0 361992 91440" draw:enhanced-path="M ?f0 ?f3 L ?f1 ?f3 N" draw:text-areas="?f14 ?f16 ?f15 ?f17" draw:glue-points="?f18 ?f19 ?f20 ?f19" draw:glue-point-leaving-directions="-0, -0"><draw:equation draw:name="f0" draw:formula="0"/><draw:equation draw:name="f1" draw:formula="361992"/><draw:equation draw:name="f2" draw:formula="91440"/><draw:equation draw:name="f3" draw:formula="45720"/><draw:equation draw:name="f4" draw:formula="?f2 - ?f0"/><draw:equation draw:name="f5" draw:formula="?f1 - ?f0"/><draw:equation draw:name="f6" draw:formula="?f5 / 361992"/><draw:equation draw:name="f7" draw:formula="?f4 / 91440"/><draw:equation draw:name="f8" draw:formula="0 * ?f5"/><draw:equation draw:name="f9" draw:formula="45720 * ?f4"/><draw:equation draw:name="f10" draw:formula="361992 * ?f5"/><draw:equation draw:name="f11" draw:formula="?f8 / 361992"/><draw:equation draw:name="f12" draw:formula="?f9 / 91440"/><draw:equation draw:name="f13" draw:formula="?f10 / 361992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0in" svg:y="2.65157in" svg:width="1.86614in" svg:height="1.11969in" draw:id="id7" draw:style-name="a16" draw:name="Forma Livre: Forma 1320306942"><svg:title/><svg:desc/><text:p text:style-name="P315"><text:span text:style-name="T316">4</text:span><text:span text:style-name="T317">º PASSO: OFICIAR O ORGÃO DO<text:s/></text:span><text:span text:style-name="T318">ACORDO DE</text:span><text:span text:style-name="T319"><text:s/>COOPERAÇÃO</text:span><text:span text:style-name="T320"><text:s/>TÉCNICA</text:span></text:p><draw:enhanced-geometry draw:type="non-primitive" svg:viewBox="0 0 1706923 1024154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1706923"/><draw:equation draw:name="f2" draw:formula="1024154"/><draw:equation draw:name="f3" draw:formula="?f2 - ?f0"/><draw:equation draw:name="f4" draw:formula="?f1 - ?f0"/><draw:equation draw:name="f5" draw:formula="?f4 / 1706923"/><draw:equation draw:name="f6" draw:formula="?f3 / 1024154"/><draw:equation draw:name="f7" draw:formula="0 * ?f4"/><draw:equation draw:name="f8" draw:formula="0 * ?f3"/><draw:equation draw:name="f9" draw:formula="1706923 * ?f4"/><draw:equation draw:name="f10" draw:formula="1024154 * ?f3"/><draw:equation draw:name="f11" draw:formula="?f7 / 1706923"/><draw:equation draw:name="f12" draw:formula="?f8 / 1024154"/><draw:equation draw:name="f13" draw:formula="?f9 / 1706923"/><draw:equation draw:name="f14" draw:formula="?f10 / 1024154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4.16102in" svg:y="3.16142in" svg:width="0.39606in" svg:height="0.10039in" draw:id="id8" draw:style-name="a18" draw:name="Forma Livre: Forma 1929208230"><svg:title/><svg:desc/><text:p text:style-name="Normal"/><draw:enhanced-geometry draw:type="non-primitive" svg:viewBox="0 0 361992 91440" draw:enhanced-path="M ?f0 ?f3 L ?f1 ?f3 N" draw:text-areas="?f14 ?f16 ?f15 ?f17" draw:glue-points="?f18 ?f19 ?f20 ?f19" draw:glue-point-leaving-directions="-0, -0"><draw:equation draw:name="f0" draw:formula="0"/><draw:equation draw:name="f1" draw:formula="361992"/><draw:equation draw:name="f2" draw:formula="91440"/><draw:equation draw:name="f3" draw:formula="45720"/><draw:equation draw:name="f4" draw:formula="?f2 - ?f0"/><draw:equation draw:name="f5" draw:formula="?f1 - ?f0"/><draw:equation draw:name="f6" draw:formula="?f5 / 361992"/><draw:equation draw:name="f7" draw:formula="?f4 / 91440"/><draw:equation draw:name="f8" draw:formula="0 * ?f5"/><draw:equation draw:name="f9" draw:formula="45720 * ?f4"/><draw:equation draw:name="f10" draw:formula="361992 * ?f5"/><draw:equation draw:name="f11" draw:formula="?f8 / 361992"/><draw:equation draw:name="f12" draw:formula="?f9 / 91440"/><draw:equation draw:name="f13" draw:formula="?f10 / 361992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2.29646in" svg:y="2.65157in" svg:width="1.86614in" svg:height="1.11969in" draw:id="id9" draw:style-name="a20" draw:name="Forma Livre: Forma 2104877759"><svg:title/><svg:desc/><text:p text:style-name="P321"><text:span text:style-name="T322">5</text:span><text:span text:style-name="T323">º PASSO: - APÓS O RETORNO DO PROCESSO PARA APO, ENCAMINHAR PARA PGE</text:span></text:p><draw:enhanced-geometry draw:type="non-primitive" svg:viewBox="0 0 1706923 1024154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1706923"/><draw:equation draw:name="f2" draw:formula="1024154"/><draw:equation draw:name="f3" draw:formula="?f2 - ?f0"/><draw:equation draw:name="f4" draw:formula="?f1 - ?f0"/><draw:equation draw:name="f5" draw:formula="?f4 / 1706923"/><draw:equation draw:name="f6" draw:formula="?f3 / 1024154"/><draw:equation draw:name="f7" draw:formula="0 * ?f4"/><draw:equation draw:name="f8" draw:formula="0 * ?f3"/><draw:equation draw:name="f9" draw:formula="1706923 * ?f4"/><draw:equation draw:name="f10" draw:formula="1024154 * ?f3"/><draw:equation draw:name="f11" draw:formula="?f7 / 1706923"/><draw:equation draw:name="f12" draw:formula="?f8 / 1024154"/><draw:equation draw:name="f13" draw:formula="?f9 / 1706923"/><draw:equation draw:name="f14" draw:formula="?f10 / 1024154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0.93346in" svg:y="3.7689in" svg:width="4.59213in" svg:height="0.39606in" draw:id="id10" draw:style-name="a22" draw:name="Forma Livre: Forma 1445941731"><svg:title/><svg:desc/><text:p text:style-name="Normal"/><draw:enhanced-geometry draw:type="non-primitive" svg:viewBox="0 0 4199032 361992" draw:enhanced-path="M ?f1 ?f0 L ?f1 ?f3 ?f0 ?f3 ?f0 ?f2 N" draw:text-areas="?f18 ?f20 ?f19 ?f21" draw:glue-points="?f22 ?f23 ?f22 ?f24 ?f25 ?f24 ?f25 ?f26" draw:glue-point-leaving-directions="-0, -0, -0, -0"><draw:equation draw:name="f0" draw:formula="0"/><draw:equation draw:name="f1" draw:formula="4199032"/><draw:equation draw:name="f2" draw:formula="361992"/><draw:equation draw:name="f3" draw:formula="198096"/><draw:equation draw:name="f4" draw:formula="?f2 - ?f0"/><draw:equation draw:name="f5" draw:formula="?f1 - ?f0"/><draw:equation draw:name="f6" draw:formula="?f5 / 4199032"/><draw:equation draw:name="f7" draw:formula="?f4 / 361992"/><draw:equation draw:name="f8" draw:formula="4199032 * ?f5"/><draw:equation draw:name="f9" draw:formula="0 * ?f4"/><draw:equation draw:name="f10" draw:formula="198096 * ?f4"/><draw:equation draw:name="f11" draw:formula="0 * ?f5"/><draw:equation draw:name="f12" draw:formula="361992 * ?f4"/><draw:equation draw:name="f13" draw:formula="?f8 / 4199032"/><draw:equation draw:name="f14" draw:formula="?f9 / 361992"/><draw:equation draw:name="f15" draw:formula="?f10 / 361992"/><draw:equation draw:name="f16" draw:formula="?f11 / 4199032"/><draw:equation draw:name="f17" draw:formula="?f12 / 361992"/><draw:equation draw:name="f18" draw:formula="?f0 / ?f6"/><draw:equation draw:name="f19" draw:formula="?f1 / ?f6"/><draw:equation draw:name="f20" draw:formula="?f0 / ?f7"/><draw:equation draw:name="f21" draw:formula="?f2 / ?f7"/><draw:equation draw:name="f22" draw:formula="?f13 / ?f6"/><draw:equation draw:name="f23" draw:formula="?f14 / ?f7"/><draw:equation draw:name="f24" draw:formula="?f15 / ?f7"/><draw:equation draw:name="f25" draw:formula="?f16 / ?f6"/><draw:equation draw:name="f26" draw:formula="?f17 / ?f7"/></draw:enhanced-geometry></draw:custom-shape><draw:custom-shape svg:x="4.59252in" svg:y="2.65157in" svg:width="1.86614in" svg:height="1.11969in" draw:id="id11" draw:style-name="a24" draw:name="Forma Livre: Forma 1171252825"><svg:title/><svg:desc/><text:p text:style-name="P324"><text:span text:style-name="T325">6</text:span><text:span text:style-name="T326">º PASSO:<text:s/></text:span><text:span text:style-name="T327">APÓS A APROVAÇÃO JURÍDICA ENCAMINHAR PARA A CPOF</text:span></text:p><draw:enhanced-geometry draw:type="non-primitive" svg:viewBox="0 0 1706923 1024154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1706923"/><draw:equation draw:name="f2" draw:formula="1024154"/><draw:equation draw:name="f3" draw:formula="?f2 - ?f0"/><draw:equation draw:name="f4" draw:formula="?f1 - ?f0"/><draw:equation draw:name="f5" draw:formula="?f4 / 1706923"/><draw:equation draw:name="f6" draw:formula="?f3 / 1024154"/><draw:equation draw:name="f7" draw:formula="0 * ?f4"/><draw:equation draw:name="f8" draw:formula="0 * ?f3"/><draw:equation draw:name="f9" draw:formula="1706923 * ?f4"/><draw:equation draw:name="f10" draw:formula="1024154 * ?f3"/><draw:equation draw:name="f11" draw:formula="?f7 / 1706923"/><draw:equation draw:name="f12" draw:formula="?f8 / 1024154"/><draw:equation draw:name="f13" draw:formula="?f9 / 1706923"/><draw:equation draw:name="f14" draw:formula="?f10 / 1024154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1.86457in" svg:y="4.71063in" svg:width="0.39606in" svg:height="0.10039in" draw:id="id12" draw:style-name="a26" draw:name="Forma Livre: Forma 1079079565"><svg:title/><svg:desc/><text:p text:style-name="Normal"/><draw:enhanced-geometry draw:type="non-primitive" svg:viewBox="0 0 361992 91440" draw:enhanced-path="M ?f0 ?f3 L ?f1 ?f3 N" draw:text-areas="?f14 ?f16 ?f15 ?f17" draw:glue-points="?f18 ?f19 ?f20 ?f19" draw:glue-point-leaving-directions="-0, -0"><draw:equation draw:name="f0" draw:formula="0"/><draw:equation draw:name="f1" draw:formula="361992"/><draw:equation draw:name="f2" draw:formula="91440"/><draw:equation draw:name="f3" draw:formula="45720"/><draw:equation draw:name="f4" draw:formula="?f2 - ?f0"/><draw:equation draw:name="f5" draw:formula="?f1 - ?f0"/><draw:equation draw:name="f6" draw:formula="?f5 / 361992"/><draw:equation draw:name="f7" draw:formula="?f4 / 91440"/><draw:equation draw:name="f8" draw:formula="0 * ?f5"/><draw:equation draw:name="f9" draw:formula="45720 * ?f4"/><draw:equation draw:name="f10" draw:formula="361992 * ?f5"/><draw:equation draw:name="f11" draw:formula="?f8 / 361992"/><draw:equation draw:name="f12" draw:formula="?f9 / 91440"/><draw:equation draw:name="f13" draw:formula="?f10 / 361992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0in" svg:y="4.20079in" svg:width="1.86614in" svg:height="1.11969in" draw:id="id13" draw:style-name="a28" draw:name="Forma Livre: Forma 143966670"><svg:title/><svg:desc/><text:p text:style-name="P328"><text:span text:style-name="T329">7</text:span><text:span text:style-name="T330">º PASSO:<text:s/></text:span><text:span text:style-name="T331">APÓS A APROVAÇÃO DA CPOF ENCAMINHAR O PROCESSO PARA SEGOV</text:span></text:p><draw:enhanced-geometry draw:type="non-primitive" svg:viewBox="0 0 1706923 1024154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1706923"/><draw:equation draw:name="f2" draw:formula="1024154"/><draw:equation draw:name="f3" draw:formula="?f2 - ?f0"/><draw:equation draw:name="f4" draw:formula="?f1 - ?f0"/><draw:equation draw:name="f5" draw:formula="?f4 / 1706923"/><draw:equation draw:name="f6" draw:formula="?f3 / 1024154"/><draw:equation draw:name="f7" draw:formula="0 * ?f4"/><draw:equation draw:name="f8" draw:formula="0 * ?f3"/><draw:equation draw:name="f9" draw:formula="1706923 * ?f4"/><draw:equation draw:name="f10" draw:formula="1024154 * ?f3"/><draw:equation draw:name="f11" draw:formula="?f7 / 1706923"/><draw:equation draw:name="f12" draw:formula="?f8 / 1024154"/><draw:equation draw:name="f13" draw:formula="?f9 / 1706923"/><draw:equation draw:name="f14" draw:formula="?f10 / 1024154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4.16102in" svg:y="4.71063in" svg:width="0.39606in" svg:height="0.10039in" draw:id="id14" draw:style-name="a30" draw:name="Forma Livre: Forma 1570511983"><svg:title/><svg:desc/><text:p text:style-name="Normal"/><draw:enhanced-geometry draw:type="non-primitive" svg:viewBox="0 0 361992 91440" draw:enhanced-path="M ?f0 ?f3 L ?f1 ?f3 N" draw:text-areas="?f14 ?f16 ?f15 ?f17" draw:glue-points="?f18 ?f19 ?f20 ?f19" draw:glue-point-leaving-directions="-0, -0"><draw:equation draw:name="f0" draw:formula="0"/><draw:equation draw:name="f1" draw:formula="361992"/><draw:equation draw:name="f2" draw:formula="91440"/><draw:equation draw:name="f3" draw:formula="45720"/><draw:equation draw:name="f4" draw:formula="?f2 - ?f0"/><draw:equation draw:name="f5" draw:formula="?f1 - ?f0"/><draw:equation draw:name="f6" draw:formula="?f5 / 361992"/><draw:equation draw:name="f7" draw:formula="?f4 / 91440"/><draw:equation draw:name="f8" draw:formula="0 * ?f5"/><draw:equation draw:name="f9" draw:formula="45720 * ?f4"/><draw:equation draw:name="f10" draw:formula="361992 * ?f5"/><draw:equation draw:name="f11" draw:formula="?f8 / 361992"/><draw:equation draw:name="f12" draw:formula="?f9 / 91440"/><draw:equation draw:name="f13" draw:formula="?f10 / 361992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2.29646in" svg:y="4.20079in" svg:width="1.86614in" svg:height="1.11969in" draw:id="id15" draw:style-name="a32" draw:name="Forma Livre: Forma 336040411"><svg:title/><svg:desc/><text:p text:style-name="P332"><text:span text:style-name="T333">8</text:span><text:span text:style-name="T334">° PASSO: COLHIMENTO DAS ASSINATURAS</text:span></text:p><draw:enhanced-geometry draw:type="non-primitive" svg:viewBox="0 0 1706923 1024154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1706923"/><draw:equation draw:name="f2" draw:formula="1024154"/><draw:equation draw:name="f3" draw:formula="?f2 - ?f0"/><draw:equation draw:name="f4" draw:formula="?f1 - ?f0"/><draw:equation draw:name="f5" draw:formula="?f4 / 1706923"/><draw:equation draw:name="f6" draw:formula="?f3 / 1024154"/><draw:equation draw:name="f7" draw:formula="0 * ?f4"/><draw:equation draw:name="f8" draw:formula="0 * ?f3"/><draw:equation draw:name="f9" draw:formula="1706923 * ?f4"/><draw:equation draw:name="f10" draw:formula="1024154 * ?f3"/><draw:equation draw:name="f11" draw:formula="?f7 / 1706923"/><draw:equation draw:name="f12" draw:formula="?f8 / 1024154"/><draw:equation draw:name="f13" draw:formula="?f9 / 1706923"/><draw:equation draw:name="f14" draw:formula="?f10 / 1024154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0.93346in" svg:y="5.3189in" svg:width="4.59213in" svg:height="0.39606in" draw:id="id16" draw:style-name="a34" draw:name="Forma Livre: Forma 1306396822"><svg:title/><svg:desc/><text:p text:style-name="Normal"/><draw:enhanced-geometry draw:type="non-primitive" svg:viewBox="0 0 4199032 361992" draw:enhanced-path="M ?f1 ?f0 L ?f1 ?f3 ?f0 ?f3 ?f0 ?f2 N" draw:text-areas="?f18 ?f20 ?f19 ?f21" draw:glue-points="?f22 ?f23 ?f22 ?f24 ?f25 ?f24 ?f25 ?f26" draw:glue-point-leaving-directions="-0, -0, -0, -0"><draw:equation draw:name="f0" draw:formula="0"/><draw:equation draw:name="f1" draw:formula="4199032"/><draw:equation draw:name="f2" draw:formula="361992"/><draw:equation draw:name="f3" draw:formula="198096"/><draw:equation draw:name="f4" draw:formula="?f2 - ?f0"/><draw:equation draw:name="f5" draw:formula="?f1 - ?f0"/><draw:equation draw:name="f6" draw:formula="?f5 / 4199032"/><draw:equation draw:name="f7" draw:formula="?f4 / 361992"/><draw:equation draw:name="f8" draw:formula="4199032 * ?f5"/><draw:equation draw:name="f9" draw:formula="0 * ?f4"/><draw:equation draw:name="f10" draw:formula="198096 * ?f4"/><draw:equation draw:name="f11" draw:formula="0 * ?f5"/><draw:equation draw:name="f12" draw:formula="361992 * ?f4"/><draw:equation draw:name="f13" draw:formula="?f8 / 4199032"/><draw:equation draw:name="f14" draw:formula="?f9 / 361992"/><draw:equation draw:name="f15" draw:formula="?f10 / 361992"/><draw:equation draw:name="f16" draw:formula="?f11 / 4199032"/><draw:equation draw:name="f17" draw:formula="?f12 / 361992"/><draw:equation draw:name="f18" draw:formula="?f0 / ?f6"/><draw:equation draw:name="f19" draw:formula="?f1 / ?f6"/><draw:equation draw:name="f20" draw:formula="?f0 / ?f7"/><draw:equation draw:name="f21" draw:formula="?f2 / ?f7"/><draw:equation draw:name="f22" draw:formula="?f13 / ?f6"/><draw:equation draw:name="f23" draw:formula="?f14 / ?f7"/><draw:equation draw:name="f24" draw:formula="?f15 / ?f7"/><draw:equation draw:name="f25" draw:formula="?f16 / ?f6"/><draw:equation draw:name="f26" draw:formula="?f17 / ?f7"/></draw:enhanced-geometry></draw:custom-shape><draw:custom-shape svg:x="4.59252in" svg:y="4.20079in" svg:width="1.86614in" svg:height="1.11969in" draw:id="id17" draw:style-name="a36" draw:name="Forma Livre: Forma 150049475"><svg:title/><svg:desc/><text:p text:style-name="P335"><text:span text:style-name="T336">10° PASSO: PUBLICAÇÃO DO EXTRATO DO ACORDO DE COOPERAÇÃO</text:span><text:span text:style-name="T337"><text:s/>TÉCNICA</text:span></text:p><draw:enhanced-geometry draw:type="non-primitive" svg:viewBox="0 0 1706923 1024154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1706923"/><draw:equation draw:name="f2" draw:formula="1024154"/><draw:equation draw:name="f3" draw:formula="?f2 - ?f0"/><draw:equation draw:name="f4" draw:formula="?f1 - ?f0"/><draw:equation draw:name="f5" draw:formula="?f4 / 1706923"/><draw:equation draw:name="f6" draw:formula="?f3 / 1024154"/><draw:equation draw:name="f7" draw:formula="0 * ?f4"/><draw:equation draw:name="f8" draw:formula="0 * ?f3"/><draw:equation draw:name="f9" draw:formula="1706923 * ?f4"/><draw:equation draw:name="f10" draw:formula="1024154 * ?f3"/><draw:equation draw:name="f11" draw:formula="?f7 / 1706923"/><draw:equation draw:name="f12" draw:formula="?f8 / 1024154"/><draw:equation draw:name="f13" draw:formula="?f9 / 1706923"/><draw:equation draw:name="f14" draw:formula="?f10 / 1024154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1.86457in" svg:y="6.25984in" svg:width="0.39606in" svg:height="0.10039in" draw:id="id18" draw:style-name="a38" draw:name="Forma Livre: Forma 1357612107"><svg:title/><svg:desc/><text:p text:style-name="Normal"/><draw:enhanced-geometry draw:type="non-primitive" svg:viewBox="0 0 361992 91440" draw:enhanced-path="M ?f0 ?f3 L ?f1 ?f3 N" draw:text-areas="?f14 ?f16 ?f15 ?f17" draw:glue-points="?f18 ?f19 ?f20 ?f19" draw:glue-point-leaving-directions="-0, -0"><draw:equation draw:name="f0" draw:formula="0"/><draw:equation draw:name="f1" draw:formula="361992"/><draw:equation draw:name="f2" draw:formula="91440"/><draw:equation draw:name="f3" draw:formula="45720"/><draw:equation draw:name="f4" draw:formula="?f2 - ?f0"/><draw:equation draw:name="f5" draw:formula="?f1 - ?f0"/><draw:equation draw:name="f6" draw:formula="?f5 / 361992"/><draw:equation draw:name="f7" draw:formula="?f4 / 91440"/><draw:equation draw:name="f8" draw:formula="0 * ?f5"/><draw:equation draw:name="f9" draw:formula="45720 * ?f4"/><draw:equation draw:name="f10" draw:formula="361992 * ?f5"/><draw:equation draw:name="f11" draw:formula="?f8 / 361992"/><draw:equation draw:name="f12" draw:formula="?f9 / 91440"/><draw:equation draw:name="f13" draw:formula="?f10 / 361992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0in" svg:y="5.74961in" svg:width="1.86614in" svg:height="1.11969in" draw:id="id19" draw:style-name="a40" draw:name="Forma Livre: Forma 1605479320"><svg:title/><svg:desc/><text:p text:style-name="P338"><text:span text:style-name="T339">1</text:span><text:span text:style-name="T340">0</text:span><text:span text:style-name="T341">º PASSO: ENCAMINHAMENTO DO ACORDO DE COOPERAÇÃO PARA OS ÓRGÃOS DE</text:span><text:span text:style-name="T342"><text:s/></text:span><text:span text:style-name="T343">CONTROLE (ALE E TCE)</text:span></text:p><draw:enhanced-geometry draw:type="non-primitive" svg:viewBox="0 0 1706923 1024154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1706923"/><draw:equation draw:name="f2" draw:formula="1024154"/><draw:equation draw:name="f3" draw:formula="?f2 - ?f0"/><draw:equation draw:name="f4" draw:formula="?f1 - ?f0"/><draw:equation draw:name="f5" draw:formula="?f4 / 1706923"/><draw:equation draw:name="f6" draw:formula="?f3 / 1024154"/><draw:equation draw:name="f7" draw:formula="0 * ?f4"/><draw:equation draw:name="f8" draw:formula="0 * ?f3"/><draw:equation draw:name="f9" draw:formula="1706923 * ?f4"/><draw:equation draw:name="f10" draw:formula="1024154 * ?f3"/><draw:equation draw:name="f11" draw:formula="?f7 / 1706923"/><draw:equation draw:name="f12" draw:formula="?f8 / 1024154"/><draw:equation draw:name="f13" draw:formula="?f9 / 1706923"/><draw:equation draw:name="f14" draw:formula="?f10 / 1024154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4.16102in" svg:y="6.25984in" svg:width="0.39606in" svg:height="0.10039in" draw:id="id20" draw:style-name="a42" draw:name="Forma Livre: Forma 1979444491"><svg:title/><svg:desc/><text:p text:style-name="Normal"/><draw:enhanced-geometry draw:type="non-primitive" svg:viewBox="0 0 361992 91440" draw:enhanced-path="M ?f0 ?f3 L ?f1 ?f3 N" draw:text-areas="?f14 ?f16 ?f15 ?f17" draw:glue-points="?f18 ?f19 ?f20 ?f19" draw:glue-point-leaving-directions="-0, -0"><draw:equation draw:name="f0" draw:formula="0"/><draw:equation draw:name="f1" draw:formula="361992"/><draw:equation draw:name="f2" draw:formula="91440"/><draw:equation draw:name="f3" draw:formula="45720"/><draw:equation draw:name="f4" draw:formula="?f2 - ?f0"/><draw:equation draw:name="f5" draw:formula="?f1 - ?f0"/><draw:equation draw:name="f6" draw:formula="?f5 / 361992"/><draw:equation draw:name="f7" draw:formula="?f4 / 91440"/><draw:equation draw:name="f8" draw:formula="0 * ?f5"/><draw:equation draw:name="f9" draw:formula="45720 * ?f4"/><draw:equation draw:name="f10" draw:formula="361992 * ?f5"/><draw:equation draw:name="f11" draw:formula="?f8 / 361992"/><draw:equation draw:name="f12" draw:formula="?f9 / 91440"/><draw:equation draw:name="f13" draw:formula="?f10 / 361992"/><draw:equation draw:name="f14" draw:formula="?f0 / ?f6"/><draw:equation draw:name="f15" draw:formula="?f1 / ?f6"/><draw:equation draw:name="f16" draw:formula="?f0 / ?f7"/><draw:equation draw:name="f17" draw:formula="?f2 / ?f7"/><draw:equation draw:name="f18" draw:formula="?f11 / ?f6"/><draw:equation draw:name="f19" draw:formula="?f12 / ?f7"/><draw:equation draw:name="f20" draw:formula="?f13 / ?f6"/></draw:enhanced-geometry></draw:custom-shape><draw:custom-shape svg:x="2.29646in" svg:y="5.74961in" svg:width="1.86614in" svg:height="1.11969in" draw:id="id21" draw:style-name="a44" draw:name="Forma Livre: Forma 1522052222"><svg:title/><svg:desc/><text:p text:style-name="P344"><text:span text:style-name="T345">1</text:span><text:span text:style-name="T346">1</text:span><text:span text:style-name="T347">º PASSO: ELABORAÇÃO DE PORTARIA DO GESTOR</text:span></text:p><draw:enhanced-geometry draw:type="non-primitive" svg:viewBox="0 0 1706923 1024154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1706923"/><draw:equation draw:name="f2" draw:formula="1024154"/><draw:equation draw:name="f3" draw:formula="?f2 - ?f0"/><draw:equation draw:name="f4" draw:formula="?f1 - ?f0"/><draw:equation draw:name="f5" draw:formula="?f4 / 1706923"/><draw:equation draw:name="f6" draw:formula="?f3 / 1024154"/><draw:equation draw:name="f7" draw:formula="0 * ?f4"/><draw:equation draw:name="f8" draw:formula="0 * ?f3"/><draw:equation draw:name="f9" draw:formula="1706923 * ?f4"/><draw:equation draw:name="f10" draw:formula="1024154 * ?f3"/><draw:equation draw:name="f11" draw:formula="?f7 / 1706923"/><draw:equation draw:name="f12" draw:formula="?f8 / 1024154"/><draw:equation draw:name="f13" draw:formula="?f9 / 1706923"/><draw:equation draw:name="f14" draw:formula="?f10 / 1024154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0.93346in" svg:y="6.86811in" svg:width="4.59213in" svg:height="0.39606in" draw:id="id22" draw:style-name="a46" draw:name="Forma Livre: Forma 551114558"><svg:title/><svg:desc/><text:p text:style-name="Normal"/><draw:enhanced-geometry draw:type="non-primitive" svg:viewBox="0 0 4199032 361992" draw:enhanced-path="M ?f1 ?f0 L ?f1 ?f3 ?f0 ?f3 ?f0 ?f2 N" draw:text-areas="?f18 ?f20 ?f19 ?f21" draw:glue-points="?f22 ?f23 ?f22 ?f24 ?f25 ?f24 ?f25 ?f26" draw:glue-point-leaving-directions="-0, -0, -0, -0"><draw:equation draw:name="f0" draw:formula="0"/><draw:equation draw:name="f1" draw:formula="4199032"/><draw:equation draw:name="f2" draw:formula="361992"/><draw:equation draw:name="f3" draw:formula="198096"/><draw:equation draw:name="f4" draw:formula="?f2 - ?f0"/><draw:equation draw:name="f5" draw:formula="?f1 - ?f0"/><draw:equation draw:name="f6" draw:formula="?f5 / 4199032"/><draw:equation draw:name="f7" draw:formula="?f4 / 361992"/><draw:equation draw:name="f8" draw:formula="4199032 * ?f5"/><draw:equation draw:name="f9" draw:formula="0 * ?f4"/><draw:equation draw:name="f10" draw:formula="198096 * ?f4"/><draw:equation draw:name="f11" draw:formula="0 * ?f5"/><draw:equation draw:name="f12" draw:formula="361992 * ?f4"/><draw:equation draw:name="f13" draw:formula="?f8 / 4199032"/><draw:equation draw:name="f14" draw:formula="?f9 / 361992"/><draw:equation draw:name="f15" draw:formula="?f10 / 361992"/><draw:equation draw:name="f16" draw:formula="?f11 / 4199032"/><draw:equation draw:name="f17" draw:formula="?f12 / 361992"/><draw:equation draw:name="f18" draw:formula="?f0 / ?f6"/><draw:equation draw:name="f19" draw:formula="?f1 / ?f6"/><draw:equation draw:name="f20" draw:formula="?f0 / ?f7"/><draw:equation draw:name="f21" draw:formula="?f2 / ?f7"/><draw:equation draw:name="f22" draw:formula="?f13 / ?f6"/><draw:equation draw:name="f23" draw:formula="?f14 / ?f7"/><draw:equation draw:name="f24" draw:formula="?f15 / ?f7"/><draw:equation draw:name="f25" draw:formula="?f16 / ?f6"/><draw:equation draw:name="f26" draw:formula="?f17 / ?f7"/></draw:enhanced-geometry></draw:custom-shape><draw:custom-shape svg:x="4.59252in" svg:y="5.74961in" svg:width="1.86614in" svg:height="1.11969in" draw:id="id23" draw:style-name="a48" draw:name="Forma Livre: Forma 1078109595"><svg:title/><svg:desc/><text:p text:style-name="P348"><text:span text:style-name="T349">1</text:span><text:span text:style-name="T350">2</text:span><text:span text:style-name="T351">º PASSO: ENCAMINHAMENTO DE PROCESSO PARA UNIDADE DO GESTOR</text:span></text:p><draw:enhanced-geometry draw:type="non-primitive" svg:viewBox="0 0 1706923 1024154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1706923"/><draw:equation draw:name="f2" draw:formula="1024154"/><draw:equation draw:name="f3" draw:formula="?f2 - ?f0"/><draw:equation draw:name="f4" draw:formula="?f1 - ?f0"/><draw:equation draw:name="f5" draw:formula="?f4 / 1706923"/><draw:equation draw:name="f6" draw:formula="?f3 / 1024154"/><draw:equation draw:name="f7" draw:formula="0 * ?f4"/><draw:equation draw:name="f8" draw:formula="0 * ?f3"/><draw:equation draw:name="f9" draw:formula="1706923 * ?f4"/><draw:equation draw:name="f10" draw:formula="1024154 * ?f3"/><draw:equation draw:name="f11" draw:formula="?f7 / 1706923"/><draw:equation draw:name="f12" draw:formula="?f8 / 1024154"/><draw:equation draw:name="f13" draw:formula="?f9 / 1706923"/><draw:equation draw:name="f14" draw:formula="?f10 / 1024154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0in" svg:y="7.29961in" svg:width="1.86614in" svg:height="1.11969in" draw:id="id24" draw:style-name="a50" draw:name="Forma Livre: Forma 296713261"><svg:title/><svg:desc/><text:p text:style-name="P352"><text:span text:style-name="T353">1</text:span><text:span text:style-name="T354">3</text:span><text:span text:style-name="T355">º PASSO: ENCERRAMENTO</text:span></text:p><draw:enhanced-geometry draw:type="non-primitive" svg:viewBox="0 0 1706923 1024154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1706923"/><draw:equation draw:name="f2" draw:formula="1024154"/><draw:equation draw:name="f3" draw:formula="?f2 - ?f0"/><draw:equation draw:name="f4" draw:formula="?f1 - ?f0"/><draw:equation draw:name="f5" draw:formula="?f4 / 1706923"/><draw:equation draw:name="f6" draw:formula="?f3 / 1024154"/><draw:equation draw:name="f7" draw:formula="0 * ?f4"/><draw:equation draw:name="f8" draw:formula="0 * ?f3"/><draw:equation draw:name="f9" draw:formula="1706923 * ?f4"/><draw:equation draw:name="f10" draw:formula="1024154 * ?f3"/><draw:equation draw:name="f11" draw:formula="?f7 / 1706923"/><draw:equation draw:name="f12" draw:formula="?f8 / 1024154"/><draw:equation draw:name="f13" draw:formula="?f9 / 1706923"/><draw:equation draw:name="f14" draw:formula="?f10 / 1024154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/draw:g><text:span text:style-name="T356">ANEXO A</text:span></text:p>
      <text:p text:style-name="P357">FLUXOGRAMA</text:p>
      <text:p text:style-name="P3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Bahnschrift" svg:font-family="Bahnschrift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beçalho" style:display-name="Cabeçalho" style:family="paragraph" style:parent-style-name="HeaderandFooter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Rodapé" style:display-name="Rodapé" style:family="paragraph" style:parent-style-name="HeaderandFooter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15" draw:style="linear" draw:angle="0" draw:start-color="#f18c55" draw:end-color="#f67b28" draw:start-intensity="100%" draw:end-intensity="100%"/>
    <draw:gradient draw:name="a3" draw:style="linear" draw:angle="0" draw:start-color="#f18c55" draw:end-color="#f67b28" draw:start-intensity="100%" draw:end-intensity="100%"/>
    <draw:gradient draw:name="a23" draw:style="linear" draw:angle="0" draw:start-color="#f18c55" draw:end-color="#f67b28" draw:start-intensity="100%" draw:end-intensity="100%"/>
    <draw:gradient draw:name="a19" draw:style="linear" draw:angle="0" draw:start-color="#f18c55" draw:end-color="#f67b28" draw:start-intensity="100%" draw:end-intensity="100%"/>
    <draw:gradient draw:name="a31" draw:style="linear" draw:angle="0" draw:start-color="#f18c55" draw:end-color="#f67b28" draw:start-intensity="100%" draw:end-intensity="100%"/>
    <draw:gradient draw:name="a7" draw:style="linear" draw:angle="0" draw:start-color="#f18c55" draw:end-color="#f67b28" draw:start-intensity="100%" draw:end-intensity="100%"/>
    <draw:gradient draw:name="a27" draw:style="linear" draw:angle="0" draw:start-color="#f18c55" draw:end-color="#f67b28" draw:start-intensity="100%" draw:end-intensity="100%"/>
    <draw:gradient draw:name="a35" draw:style="linear" draw:angle="0" draw:start-color="#f18c55" draw:end-color="#f67b28" draw:start-intensity="100%" draw:end-intensity="100%"/>
    <draw:gradient draw:name="a43" draw:style="linear" draw:angle="0" draw:start-color="#f18c55" draw:end-color="#f67b28" draw:start-intensity="100%" draw:end-intensity="100%"/>
    <draw:gradient draw:name="a39" draw:style="linear" draw:angle="0" draw:start-color="#f18c55" draw:end-color="#f67b28" draw:start-intensity="100%" draw:end-intensity="100%"/>
    <draw:gradient draw:name="a47" draw:style="linear" draw:angle="0" draw:start-color="#f18c55" draw:end-color="#f67b28" draw:start-intensity="100%" draw:end-intensity="100%"/>
    <draw:gradient draw:name="a49" draw:style="linear" draw:angle="0" draw:start-color="#f18c55" draw:end-color="#f67b28" draw:start-intensity="100%" draw:end-intensity="100%"/>
    <draw:gradient draw:name="a11" draw:style="linear" draw:angle="0" draw:start-color="#f18c55" draw:end-color="#f67b28" draw:start-intensity="100%" draw:end-intensity="100%"/>
    <draw:marker draw:name="a13" svg:viewBox="0 0 20 30" svg:d="m10 0-10 30h20z"/>
    <draw:marker draw:name="a1" svg:viewBox="0 0 20 30" svg:d="m10 0-10 30h20z"/>
    <draw:marker draw:name="a21" svg:viewBox="0 0 20 30" svg:d="m10 0-10 30h20z"/>
    <draw:marker draw:name="a17" svg:viewBox="0 0 20 30" svg:d="m10 0-10 30h20z"/>
    <draw:marker draw:name="a5" svg:viewBox="0 0 20 30" svg:d="m10 0-10 30h20z"/>
    <draw:marker draw:name="a25" svg:viewBox="0 0 20 30" svg:d="m10 0-10 30h20z"/>
    <draw:marker draw:name="a33" svg:viewBox="0 0 20 30" svg:d="m10 0-10 30h20z"/>
    <draw:marker draw:name="a9" svg:viewBox="0 0 20 30" svg:d="m10 0-10 30h20z"/>
    <draw:marker draw:name="a29" svg:viewBox="0 0 20 30" svg:d="m10 0-10 30h20z"/>
    <draw:marker draw:name="a41" svg:viewBox="0 0 20 30" svg:d="m10 0-10 30h20z"/>
    <draw:marker draw:name="a37" svg:viewBox="0 0 20 30" svg:d="m10 0-10 30h20z"/>
    <draw:marker draw:name="a45" svg:viewBox="0 0 20 30" svg:d="m10 0-10 30h20z"/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902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361in"/>
      </style:footer-style>
    </style:page-layout>
    <style:style style:name="P2" style:parent-style-name="Rodapé" style:family="paragraph">
      <style:paragraph-properties fo:text-align="center"/>
    </style:style>
    <style:style style:name="T3" style:parent-style-name="Fonteparág.padrão" style:family="text">
      <style:text-properties style:font-name="Times New Roman" fo:font-weight="bold" style:font-weight-asian="bold" style:font-weight-complex="bold"/>
    </style:style>
    <style:style style:name="P4" style:parent-style-name="Rodapé" style:family="paragraph">
      <style:paragraph-properties fo:text-align="center"/>
    </style:style>
    <style:style style:name="T5" style:parent-style-name="Fonteparág.padrão" style:family="text">
      <style:text-properties style:font-name="Times New Roman"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Cabeçalho"><draw:frame draw:z-index="251659264" draw:style-name="a0" draw:name="Figura1 Copia 1 Copia 1" text:anchor-type="paragraph" svg:x="-0.79173in" svg:y="-0.7874in" svg:width="8.26811in" svg:height="1.69921in" style:rel-width="scale" style:rel-height="scale"><draw:image xlink:href="media/image1.png" xlink:type="simple" xlink:show="embed" xlink:actuate="onLoad"/><svg:title/><svg:desc/></draw:frame></text:p>
      </style:header>
      <style:footer>
        <text:p text:style-name="P2"><text:span text:style-name="T3"><text:page-number text:fixed="false">3</text:page-number></text:span></text:p>
      </style:footer>
      <style:footer-left>
        <text:p text:style-name="P4"><text:bookmark-start text:name="PageNumWizard_FOOTER_Estilo_de_página_Pa"/><text:span text:style-name="T5"><text:page-number text:fixed="false">2</text:page-number></text:span><text:bookmark-end text:name="PageNumWizard_FOOTER_Estilo_de_página_Pa"/></text:p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riana Morais</meta:initial-creator>
    <dc:creator>CAP PERCIA mat. 271373</dc:creator>
    <meta:creation-date>2025-06-30T15:09:00Z</meta:creation-date>
    <dc:date>2026-01-14T15:46:00Z</dc:date>
    <meta:template xlink:href="Normal" xlink:type="simple"/>
    <meta:editing-cycles>5</meta:editing-cycles>
    <meta:editing-duration>PT1500S</meta:editing-duration>
    <meta:document-statistic meta:page-count="3" meta:paragraph-count="6" meta:word-count="541" meta:character-count="3460" meta:row-count="24" meta:non-whitespace-character-count="2925"/>
  </office:meta>
</office:document-meta>
</file>